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ivals" table:style-name="ta1">
        <table:shapes>
          <draw:frame draw:z-index="0" draw:style-name="gr1" draw:text-style-name="P1" svg:width="15.999cm" svg:height="8.999cm" svg:x="7.434cm" svg:y="0.213cm">
            <draw:object draw:notify-on-update-of-ranges="Arrivals.B1:Arrivals.B1 Arrivals.B2:Arrivals.B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Interarrival [min]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 0.0005* (-[.A2] + 150 )^2  + 0.4" office:value-type="float" office:value="11.65" calcext:value-type="float">
            <text:p>11,65</text:p>
          </table:table-cell>
          <table:table-cell table:number-columns-repeated="7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formula="of:=  0.0005* (-[.A3] + 150 )^2  + 0.4" office:value-type="float" office:value="11.5005" calcext:value-type="float">
            <text:p>11,50</text:p>
          </table:table-cell>
          <table:table-cell table:number-columns-repeated="7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formula="of:=  0.0005* (-[.A4] + 150 )^2  + 0.4" office:value-type="float" office:value="11.352" calcext:value-type="float">
            <text:p>11,35</text:p>
          </table:table-cell>
          <table:table-cell table:number-columns-repeated="7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formula="of:=  0.0005* (-[.A5] + 150 )^2  + 0.4" office:value-type="float" office:value="11.2045" calcext:value-type="float">
            <text:p>11,20</text:p>
          </table:table-cell>
          <table:table-cell table:number-columns-repeated="7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formula="of:=  0.0005* (-[.A6] + 150 )^2  + 0.4" office:value-type="float" office:value="11.058" calcext:value-type="float">
            <text:p>11,06</text:p>
          </table:table-cell>
          <table:table-cell table:number-columns-repeated="7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  0.0005* (-[.A7] + 150 )^2  + 0.4" office:value-type="float" office:value="10.9125" calcext:value-type="float">
            <text:p>10,91</text:p>
          </table:table-cell>
          <table:table-cell table:number-columns-repeated="7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formula="of:=  0.0005* (-[.A8] + 150 )^2  + 0.4" office:value-type="float" office:value="10.768" calcext:value-type="float">
            <text:p>10,77</text:p>
          </table:table-cell>
          <table:table-cell table:number-columns-repeated="7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formula="of:=  0.0005* (-[.A9] + 150 )^2  + 0.4" office:value-type="float" office:value="10.6245" calcext:value-type="float">
            <text:p>10,62</text:p>
          </table:table-cell>
          <table:table-cell table:number-columns-repeated="7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  0.0005* (-[.A10] + 150 )^2  + 0.4" office:value-type="float" office:value="10.482" calcext:value-type="float">
            <text:p>10,48</text:p>
          </table:table-cell>
          <table:table-cell table:number-columns-repeated="7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formula="of:=  0.0005* (-[.A11] + 150 )^2  + 0.4" office:value-type="float" office:value="10.3405" calcext:value-type="float">
            <text:p>10,34</text:p>
          </table:table-cell>
          <table:table-cell table:number-columns-repeated="7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formula="of:=  0.0005* (-[.A12] + 150 )^2  + 0.4" office:value-type="float" office:value="10.2" calcext:value-type="float">
            <text:p>10,20</text:p>
          </table:table-cell>
          <table:table-cell table:number-columns-repeated="7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formula="of:=  0.0005* (-[.A13] + 150 )^2  + 0.4" office:value-type="float" office:value="10.0605" calcext:value-type="float">
            <text:p>10,06</text:p>
          </table:table-cell>
          <table:table-cell table:number-columns-repeated="7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formula="of:=  0.0005* (-[.A14] + 150 )^2  + 0.4" office:value-type="float" office:value="9.922" calcext:value-type="float">
            <text:p>9,92</text:p>
          </table:table-cell>
          <table:table-cell table:number-columns-repeated="7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formula="of:=  0.0005* (-[.A15] + 150 )^2  + 0.4" office:value-type="float" office:value="9.7845" calcext:value-type="float">
            <text:p>9,78</text:p>
          </table:table-cell>
          <table:table-cell table:number-columns-repeated="7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formula="of:=  0.0005* (-[.A16] + 150 )^2  + 0.4" office:value-type="float" office:value="9.648" calcext:value-type="float">
            <text:p>9,65</text:p>
          </table:table-cell>
          <table:table-cell table:number-columns-repeated="7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formula="of:=  0.0005* (-[.A17] + 150 )^2  + 0.4" office:value-type="float" office:value="9.5125" calcext:value-type="float">
            <text:p>9,51</text:p>
          </table:table-cell>
          <table:table-cell table:number-columns-repeated="7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formula="of:=  0.0005* (-[.A18] + 150 )^2  + 0.4" office:value-type="float" office:value="9.378" calcext:value-type="float">
            <text:p>9,38</text:p>
          </table:table-cell>
          <table:table-cell table:number-columns-repeated="7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formula="of:=  0.0005* (-[.A19] + 150 )^2  + 0.4" office:value-type="float" office:value="9.2445" calcext:value-type="float">
            <text:p>9,24</text:p>
          </table:table-cell>
          <table:table-cell table:number-columns-repeated="7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formula="of:=  0.0005* (-[.A20] + 150 )^2  + 0.4" office:value-type="float" office:value="9.112" calcext:value-type="float">
            <text:p>9,11</text:p>
          </table:table-cell>
          <table:table-cell table:number-columns-repeated="7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formula="of:=  0.0005* (-[.A21] + 150 )^2  + 0.4" office:value-type="float" office:value="8.9805" calcext:value-type="float">
            <text:p>8,98</text:p>
          </table:table-cell>
          <table:table-cell table:number-columns-repeated="7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formula="of:=  0.0005* (-[.A22] + 150 )^2  + 0.4" office:value-type="float" office:value="8.85" calcext:value-type="float">
            <text:p>8,85</text:p>
          </table:table-cell>
          <table:table-cell table:number-columns-repeated="7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formula="of:=  0.0005* (-[.A23] + 150 )^2  + 0.4" office:value-type="float" office:value="8.7205" calcext:value-type="float">
            <text:p>8,72</text:p>
          </table:table-cell>
          <table:table-cell table:number-columns-repeated="7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formula="of:=  0.0005* (-[.A24] + 150 )^2  + 0.4" office:value-type="float" office:value="8.592" calcext:value-type="float">
            <text:p>8,59</text:p>
          </table:table-cell>
          <table:table-cell table:number-columns-repeated="7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formula="of:=  0.0005* (-[.A25] + 150 )^2  + 0.4" office:value-type="float" office:value="8.4645" calcext:value-type="float">
            <text:p>8,46</text:p>
          </table:table-cell>
          <table:table-cell table:number-columns-repeated="7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formula="of:=  0.0005* (-[.A26] + 150 )^2  + 0.4" office:value-type="float" office:value="8.338" calcext:value-type="float">
            <text:p>8,34</text:p>
          </table:table-cell>
          <table:table-cell table:number-columns-repeated="7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formula="of:=  0.0005* (-[.A27] + 150 )^2  + 0.4" office:value-type="float" office:value="8.2125" calcext:value-type="float">
            <text:p>8,21</text:p>
          </table:table-cell>
          <table:table-cell table:number-columns-repeated="7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formula="of:=  0.0005* (-[.A28] + 150 )^2  + 0.4" office:value-type="float" office:value="8.088" calcext:value-type="float">
            <text:p>8,09</text:p>
          </table:table-cell>
          <table:table-cell table:number-columns-repeated="7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formula="of:=  0.0005* (-[.A29] + 150 )^2  + 0.4" office:value-type="float" office:value="7.9645" calcext:value-type="float">
            <text:p>7,96</text:p>
          </table:table-cell>
          <table:table-cell table:number-columns-repeated="7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formula="of:=  0.0005* (-[.A30] + 150 )^2  + 0.4" office:value-type="float" office:value="7.842" calcext:value-type="float">
            <text:p>7,84</text:p>
          </table:table-cell>
          <table:table-cell table:number-columns-repeated="7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formula="of:=  0.0005* (-[.A31] + 150 )^2  + 0.4" office:value-type="float" office:value="7.7205" calcext:value-type="float">
            <text:p>7,72</text:p>
          </table:table-cell>
          <table:table-cell table:number-columns-repeated="7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formula="of:=  0.0005* (-[.A32] + 150 )^2  + 0.4" office:value-type="float" office:value="7.6" calcext:value-type="float">
            <text:p>7,60</text:p>
          </table:table-cell>
          <table:table-cell table:number-columns-repeated="7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formula="of:=  0.0005* (-[.A33] + 150 )^2  + 0.4" office:value-type="float" office:value="7.4805" calcext:value-type="float">
            <text:p>7,48</text:p>
          </table:table-cell>
          <table:table-cell table:number-columns-repeated="7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formula="of:=  0.0005* (-[.A34] + 150 )^2  + 0.4" office:value-type="float" office:value="7.362" calcext:value-type="float">
            <text:p>7,36</text:p>
          </table:table-cell>
          <table:table-cell table:number-columns-repeated="7"/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 table:formula="of:=  0.0005* (-[.A35] + 150 )^2  + 0.4" office:value-type="float" office:value="7.2445" calcext:value-type="float">
            <text:p>7,24</text:p>
          </table:table-cell>
          <table:table-cell table:number-columns-repeated="7"/>
        </table:table-row>
        <table:table-row table:style-name="ro1">
          <table:table-cell table:formula="of:=+[.A35]+1" office:value-type="float" office:value="34" calcext:value-type="float">
            <text:p>34</text:p>
          </table:table-cell>
          <table:table-cell table:formula="of:=  0.0005* (-[.A36] + 150 )^2  + 0.4" office:value-type="float" office:value="7.128" calcext:value-type="float">
            <text:p>7,13</text:p>
          </table:table-cell>
          <table:table-cell table:number-columns-repeated="7"/>
        </table:table-row>
        <table:table-row table:style-name="ro1">
          <table:table-cell table:formula="of:=+[.A36]+1" office:value-type="float" office:value="35" calcext:value-type="float">
            <text:p>35</text:p>
          </table:table-cell>
          <table:table-cell table:formula="of:=  0.0005* (-[.A37] + 150 )^2  + 0.4" office:value-type="float" office:value="7.0125" calcext:value-type="float">
            <text:p>7,01</text:p>
          </table:table-cell>
          <table:table-cell table:number-columns-repeated="7"/>
        </table:table-row>
        <table:table-row table:style-name="ro1">
          <table:table-cell table:formula="of:=+[.A37]+1" office:value-type="float" office:value="36" calcext:value-type="float">
            <text:p>36</text:p>
          </table:table-cell>
          <table:table-cell table:formula="of:=  0.0005* (-[.A38] + 150 )^2  + 0.4" office:value-type="float" office:value="6.898" calcext:value-type="float">
            <text:p>6,90</text:p>
          </table:table-cell>
          <table:table-cell table:number-columns-repeated="7"/>
        </table:table-row>
        <table:table-row table:style-name="ro1">
          <table:table-cell table:formula="of:=+[.A38]+1" office:value-type="float" office:value="37" calcext:value-type="float">
            <text:p>37</text:p>
          </table:table-cell>
          <table:table-cell table:formula="of:=  0.0005* (-[.A39] + 150 )^2  + 0.4" office:value-type="float" office:value="6.7845" calcext:value-type="float">
            <text:p>6,78</text:p>
          </table:table-cell>
          <table:table-cell table:number-columns-repeated="7"/>
        </table:table-row>
        <table:table-row table:style-name="ro1">
          <table:table-cell table:formula="of:=+[.A39]+1" office:value-type="float" office:value="38" calcext:value-type="float">
            <text:p>38</text:p>
          </table:table-cell>
          <table:table-cell table:formula="of:=  0.0005* (-[.A40] + 150 )^2  + 0.4" office:value-type="float" office:value="6.672" calcext:value-type="float">
            <text:p>6,67</text:p>
          </table:table-cell>
          <table:table-cell table:number-columns-repeated="7"/>
        </table:table-row>
        <table:table-row table:style-name="ro1">
          <table:table-cell table:formula="of:=+[.A40]+1" office:value-type="float" office:value="39" calcext:value-type="float">
            <text:p>39</text:p>
          </table:table-cell>
          <table:table-cell table:formula="of:=  0.0005* (-[.A41] + 150 )^2  + 0.4" office:value-type="float" office:value="6.5605" calcext:value-type="float">
            <text:p>6,56</text:p>
          </table:table-cell>
          <table:table-cell table:number-columns-repeated="7"/>
        </table:table-row>
        <table:table-row table:style-name="ro1">
          <table:table-cell table:formula="of:=+[.A41]+1" office:value-type="float" office:value="40" calcext:value-type="float">
            <text:p>40</text:p>
          </table:table-cell>
          <table:table-cell table:formula="of:=  0.0005* (-[.A42] + 150 )^2  + 0.4" office:value-type="float" office:value="6.45" calcext:value-type="float">
            <text:p>6,45</text:p>
          </table:table-cell>
          <table:table-cell table:number-columns-repeated="7"/>
        </table:table-row>
        <table:table-row table:style-name="ro1">
          <table:table-cell table:formula="of:=+[.A42]+1" office:value-type="float" office:value="41" calcext:value-type="float">
            <text:p>41</text:p>
          </table:table-cell>
          <table:table-cell table:formula="of:=  0.0005* (-[.A43] + 150 )^2  + 0.4" office:value-type="float" office:value="6.3405" calcext:value-type="float">
            <text:p>6,34</text:p>
          </table:table-cell>
          <table:table-cell table:number-columns-repeated="7"/>
        </table:table-row>
        <table:table-row table:style-name="ro1">
          <table:table-cell table:formula="of:=+[.A43]+1" office:value-type="float" office:value="42" calcext:value-type="float">
            <text:p>42</text:p>
          </table:table-cell>
          <table:table-cell table:formula="of:=  0.0005* (-[.A44] + 150 )^2  + 0.4" office:value-type="float" office:value="6.232" calcext:value-type="float">
            <text:p>6,23</text:p>
          </table:table-cell>
          <table:table-cell table:number-columns-repeated="7"/>
        </table:table-row>
        <table:table-row table:style-name="ro1">
          <table:table-cell table:formula="of:=+[.A44]+1" office:value-type="float" office:value="43" calcext:value-type="float">
            <text:p>43</text:p>
          </table:table-cell>
          <table:table-cell table:formula="of:=  0.0005* (-[.A45] + 150 )^2  + 0.4" office:value-type="float" office:value="6.1245" calcext:value-type="float">
            <text:p>6,12</text:p>
          </table:table-cell>
          <table:table-cell table:number-columns-repeated="7"/>
        </table:table-row>
        <table:table-row table:style-name="ro1">
          <table:table-cell table:formula="of:=+[.A45]+1" office:value-type="float" office:value="44" calcext:value-type="float">
            <text:p>44</text:p>
          </table:table-cell>
          <table:table-cell table:formula="of:=  0.0005* (-[.A46] + 150 )^2  + 0.4" office:value-type="float" office:value="6.018" calcext:value-type="float">
            <text:p>6,02</text:p>
          </table:table-cell>
          <table:table-cell table:number-columns-repeated="7"/>
        </table:table-row>
        <table:table-row table:style-name="ro1">
          <table:table-cell table:formula="of:=+[.A46]+1" office:value-type="float" office:value="45" calcext:value-type="float">
            <text:p>45</text:p>
          </table:table-cell>
          <table:table-cell table:formula="of:=  0.0005* (-[.A47] + 150 )^2  + 0.4" office:value-type="float" office:value="5.9125" calcext:value-type="float">
            <text:p>5,91</text:p>
          </table:table-cell>
          <table:table-cell table:number-columns-repeated="7"/>
        </table:table-row>
        <table:table-row table:style-name="ro1">
          <table:table-cell table:formula="of:=+[.A47]+1" office:value-type="float" office:value="46" calcext:value-type="float">
            <text:p>46</text:p>
          </table:table-cell>
          <table:table-cell table:formula="of:=  0.0005* (-[.A48] + 150 )^2  + 0.4" office:value-type="float" office:value="5.808" calcext:value-type="float">
            <text:p>5,81</text:p>
          </table:table-cell>
          <table:table-cell table:number-columns-repeated="7"/>
        </table:table-row>
        <table:table-row table:style-name="ro1">
          <table:table-cell table:formula="of:=+[.A48]+1" office:value-type="float" office:value="47" calcext:value-type="float">
            <text:p>47</text:p>
          </table:table-cell>
          <table:table-cell table:formula="of:=  0.0005* (-[.A49] + 150 )^2  + 0.4" office:value-type="float" office:value="5.7045" calcext:value-type="float">
            <text:p>5,70</text:p>
          </table:table-cell>
          <table:table-cell table:number-columns-repeated="7"/>
        </table:table-row>
        <table:table-row table:style-name="ro1">
          <table:table-cell table:formula="of:=+[.A49]+1" office:value-type="float" office:value="48" calcext:value-type="float">
            <text:p>48</text:p>
          </table:table-cell>
          <table:table-cell table:formula="of:=  0.0005* (-[.A50] + 150 )^2  + 0.4" office:value-type="float" office:value="5.602" calcext:value-type="float">
            <text:p>5,60</text:p>
          </table:table-cell>
          <table:table-cell table:number-columns-repeated="7"/>
        </table:table-row>
        <table:table-row table:style-name="ro1">
          <table:table-cell table:formula="of:=+[.A50]+1" office:value-type="float" office:value="49" calcext:value-type="float">
            <text:p>49</text:p>
          </table:table-cell>
          <table:table-cell table:formula="of:=  0.0005* (-[.A51] + 150 )^2  + 0.4" office:value-type="float" office:value="5.5005" calcext:value-type="float">
            <text:p>5,50</text:p>
          </table:table-cell>
          <table:table-cell table:number-columns-repeated="7"/>
        </table:table-row>
        <table:table-row table:style-name="ro1">
          <table:table-cell table:formula="of:=+[.A51]+1" office:value-type="float" office:value="50" calcext:value-type="float">
            <text:p>50</text:p>
          </table:table-cell>
          <table:table-cell table:formula="of:=  0.0005* (-[.A52] + 150 )^2  + 0.4" office:value-type="float" office:value="5.4" calcext:value-type="float">
            <text:p>5,40</text:p>
          </table:table-cell>
          <table:table-cell table:number-columns-repeated="7"/>
        </table:table-row>
        <table:table-row table:style-name="ro1">
          <table:table-cell table:formula="of:=+[.A52]+1" office:value-type="float" office:value="51" calcext:value-type="float">
            <text:p>51</text:p>
          </table:table-cell>
          <table:table-cell table:formula="of:=  0.0005* (-[.A53] + 150 )^2  + 0.4" office:value-type="float" office:value="5.3005" calcext:value-type="float">
            <text:p>5,30</text:p>
          </table:table-cell>
          <table:table-cell table:number-columns-repeated="7"/>
        </table:table-row>
        <table:table-row table:style-name="ro1">
          <table:table-cell table:formula="of:=+[.A53]+1" office:value-type="float" office:value="52" calcext:value-type="float">
            <text:p>52</text:p>
          </table:table-cell>
          <table:table-cell table:formula="of:=  0.0005* (-[.A54] + 150 )^2  + 0.4" office:value-type="float" office:value="5.202" calcext:value-type="float">
            <text:p>5,20</text:p>
          </table:table-cell>
          <table:table-cell table:number-columns-repeated="7"/>
        </table:table-row>
        <table:table-row table:style-name="ro1">
          <table:table-cell table:formula="of:=+[.A54]+1" office:value-type="float" office:value="53" calcext:value-type="float">
            <text:p>53</text:p>
          </table:table-cell>
          <table:table-cell table:formula="of:=  0.0005* (-[.A55] + 150 )^2  + 0.4" office:value-type="float" office:value="5.1045" calcext:value-type="float">
            <text:p>5,10</text:p>
          </table:table-cell>
          <table:table-cell table:number-columns-repeated="7"/>
        </table:table-row>
        <table:table-row table:style-name="ro1">
          <table:table-cell table:formula="of:=+[.A55]+1" office:value-type="float" office:value="54" calcext:value-type="float">
            <text:p>54</text:p>
          </table:table-cell>
          <table:table-cell table:formula="of:=  0.0005* (-[.A56] + 150 )^2  + 0.4" office:value-type="float" office:value="5.008" calcext:value-type="float">
            <text:p>5,01</text:p>
          </table:table-cell>
          <table:table-cell table:number-columns-repeated="7"/>
        </table:table-row>
        <table:table-row table:style-name="ro1">
          <table:table-cell table:formula="of:=+[.A56]+1" office:value-type="float" office:value="55" calcext:value-type="float">
            <text:p>55</text:p>
          </table:table-cell>
          <table:table-cell table:formula="of:=  0.0005* (-[.A57] + 150 )^2  + 0.4" office:value-type="float" office:value="4.9125" calcext:value-type="float">
            <text:p>4,91</text:p>
          </table:table-cell>
          <table:table-cell table:number-columns-repeated="7"/>
        </table:table-row>
        <table:table-row table:style-name="ro1">
          <table:table-cell table:formula="of:=+[.A57]+1" office:value-type="float" office:value="56" calcext:value-type="float">
            <text:p>56</text:p>
          </table:table-cell>
          <table:table-cell table:formula="of:=  0.0005* (-[.A58] + 150 )^2  + 0.4" office:value-type="float" office:value="4.818" calcext:value-type="float">
            <text:p>4,82</text:p>
          </table:table-cell>
          <table:table-cell table:number-columns-repeated="7"/>
        </table:table-row>
        <table:table-row table:style-name="ro1">
          <table:table-cell table:formula="of:=+[.A58]+1" office:value-type="float" office:value="57" calcext:value-type="float">
            <text:p>57</text:p>
          </table:table-cell>
          <table:table-cell table:formula="of:=  0.0005* (-[.A59] + 150 )^2  + 0.4" office:value-type="float" office:value="4.7245" calcext:value-type="float">
            <text:p>4,72</text:p>
          </table:table-cell>
          <table:table-cell table:number-columns-repeated="7"/>
        </table:table-row>
        <table:table-row table:style-name="ro1">
          <table:table-cell table:formula="of:=+[.A59]+1" office:value-type="float" office:value="58" calcext:value-type="float">
            <text:p>58</text:p>
          </table:table-cell>
          <table:table-cell table:formula="of:=  0.0005* (-[.A60] + 150 )^2  + 0.4" office:value-type="float" office:value="4.632" calcext:value-type="float">
            <text:p>4,63</text:p>
          </table:table-cell>
          <table:table-cell table:number-columns-repeated="7"/>
        </table:table-row>
        <table:table-row table:style-name="ro1">
          <table:table-cell table:formula="of:=+[.A60]+1" office:value-type="float" office:value="59" calcext:value-type="float">
            <text:p>59</text:p>
          </table:table-cell>
          <table:table-cell table:formula="of:=  0.0005* (-[.A61] + 150 )^2  + 0.4" office:value-type="float" office:value="4.5405" calcext:value-type="float">
            <text:p>4,54</text:p>
          </table:table-cell>
          <table:table-cell table:number-columns-repeated="7"/>
        </table:table-row>
        <table:table-row table:style-name="ro1">
          <table:table-cell table:formula="of:=+[.A61]+1" office:value-type="float" office:value="60" calcext:value-type="float">
            <text:p>60</text:p>
          </table:table-cell>
          <table:table-cell table:formula="of:=  0.0005* (-[.A62] + 150 )^2  + 0.4" office:value-type="float" office:value="4.45" calcext:value-type="float">
            <text:p>4,45</text:p>
          </table:table-cell>
          <table:table-cell table:number-columns-repeated="7"/>
        </table:table-row>
        <table:table-row table:style-name="ro1">
          <table:table-cell table:formula="of:=+[.A62]+1" office:value-type="float" office:value="61" calcext:value-type="float">
            <text:p>61</text:p>
          </table:table-cell>
          <table:table-cell table:formula="of:=  0.0005* (-[.A63] + 150 )^2  + 0.4" office:value-type="float" office:value="4.3605" calcext:value-type="float">
            <text:p>4,36</text:p>
          </table:table-cell>
          <table:table-cell table:number-columns-repeated="7"/>
        </table:table-row>
        <table:table-row table:style-name="ro1">
          <table:table-cell table:formula="of:=+[.A63]+1" office:value-type="float" office:value="62" calcext:value-type="float">
            <text:p>62</text:p>
          </table:table-cell>
          <table:table-cell table:formula="of:=  0.0005* (-[.A64] + 150 )^2  + 0.4" office:value-type="float" office:value="4.272" calcext:value-type="float">
            <text:p>4,27</text:p>
          </table:table-cell>
          <table:table-cell table:number-columns-repeated="7"/>
        </table:table-row>
        <table:table-row table:style-name="ro1">
          <table:table-cell table:formula="of:=+[.A64]+1" office:value-type="float" office:value="63" calcext:value-type="float">
            <text:p>63</text:p>
          </table:table-cell>
          <table:table-cell table:formula="of:=  0.0005* (-[.A65] + 150 )^2  + 0.4" office:value-type="float" office:value="4.1845" calcext:value-type="float">
            <text:p>4,18</text:p>
          </table:table-cell>
          <table:table-cell table:number-columns-repeated="7"/>
        </table:table-row>
        <table:table-row table:style-name="ro1">
          <table:table-cell table:formula="of:=+[.A65]+1" office:value-type="float" office:value="64" calcext:value-type="float">
            <text:p>64</text:p>
          </table:table-cell>
          <table:table-cell table:formula="of:=  0.0005* (-[.A66] + 150 )^2  + 0.4" office:value-type="float" office:value="4.098" calcext:value-type="float">
            <text:p>4,10</text:p>
          </table:table-cell>
          <table:table-cell table:number-columns-repeated="7"/>
        </table:table-row>
        <table:table-row table:style-name="ro1">
          <table:table-cell table:formula="of:=+[.A66]+1" office:value-type="float" office:value="65" calcext:value-type="float">
            <text:p>65</text:p>
          </table:table-cell>
          <table:table-cell table:formula="of:=  0.0005* (-[.A67] + 150 )^2  + 0.4" office:value-type="float" office:value="4.0125" calcext:value-type="float">
            <text:p>4,01</text:p>
          </table:table-cell>
          <table:table-cell table:number-columns-repeated="7"/>
        </table:table-row>
        <table:table-row table:style-name="ro1">
          <table:table-cell table:formula="of:=+[.A67]+1" office:value-type="float" office:value="66" calcext:value-type="float">
            <text:p>66</text:p>
          </table:table-cell>
          <table:table-cell table:formula="of:=  0.0005* (-[.A68] + 150 )^2  + 0.4" office:value-type="float" office:value="3.928" calcext:value-type="float">
            <text:p>3,93</text:p>
          </table:table-cell>
          <table:table-cell table:number-columns-repeated="7"/>
        </table:table-row>
        <table:table-row table:style-name="ro1">
          <table:table-cell table:formula="of:=+[.A68]+1" office:value-type="float" office:value="67" calcext:value-type="float">
            <text:p>67</text:p>
          </table:table-cell>
          <table:table-cell table:formula="of:=  0.0005* (-[.A69] + 150 )^2  + 0.4" office:value-type="float" office:value="3.8445" calcext:value-type="float">
            <text:p>3,84</text:p>
          </table:table-cell>
          <table:table-cell table:number-columns-repeated="7"/>
        </table:table-row>
        <table:table-row table:style-name="ro1">
          <table:table-cell table:formula="of:=+[.A69]+1" office:value-type="float" office:value="68" calcext:value-type="float">
            <text:p>68</text:p>
          </table:table-cell>
          <table:table-cell table:formula="of:=  0.0005* (-[.A70] + 150 )^2  + 0.4" office:value-type="float" office:value="3.762" calcext:value-type="float">
            <text:p>3,76</text:p>
          </table:table-cell>
          <table:table-cell table:number-columns-repeated="7"/>
        </table:table-row>
        <table:table-row table:style-name="ro1">
          <table:table-cell table:formula="of:=+[.A70]+1" office:value-type="float" office:value="69" calcext:value-type="float">
            <text:p>69</text:p>
          </table:table-cell>
          <table:table-cell table:formula="of:=  0.0005* (-[.A71] + 150 )^2  + 0.4" office:value-type="float" office:value="3.6805" calcext:value-type="float">
            <text:p>3,68</text:p>
          </table:table-cell>
          <table:table-cell table:number-columns-repeated="7"/>
        </table:table-row>
        <table:table-row table:style-name="ro1">
          <table:table-cell table:formula="of:=+[.A71]+1" office:value-type="float" office:value="70" calcext:value-type="float">
            <text:p>70</text:p>
          </table:table-cell>
          <table:table-cell table:formula="of:=  0.0005* (-[.A72] + 150 )^2  + 0.4" office:value-type="float" office:value="3.6" calcext:value-type="float">
            <text:p>3,60</text:p>
          </table:table-cell>
          <table:table-cell table:number-columns-repeated="7"/>
        </table:table-row>
        <table:table-row table:style-name="ro1">
          <table:table-cell table:formula="of:=+[.A72]+1" office:value-type="float" office:value="71" calcext:value-type="float">
            <text:p>71</text:p>
          </table:table-cell>
          <table:table-cell table:formula="of:=  0.0005* (-[.A73] + 150 )^2  + 0.4" office:value-type="float" office:value="3.5205" calcext:value-type="float">
            <text:p>3,52</text:p>
          </table:table-cell>
          <table:table-cell table:number-columns-repeated="7"/>
        </table:table-row>
        <table:table-row table:style-name="ro1">
          <table:table-cell table:formula="of:=+[.A73]+1" office:value-type="float" office:value="72" calcext:value-type="float">
            <text:p>72</text:p>
          </table:table-cell>
          <table:table-cell table:formula="of:=  0.0005* (-[.A74] + 150 )^2  + 0.4" office:value-type="float" office:value="3.442" calcext:value-type="float">
            <text:p>3,44</text:p>
          </table:table-cell>
          <table:table-cell table:number-columns-repeated="7"/>
        </table:table-row>
        <table:table-row table:style-name="ro1">
          <table:table-cell table:formula="of:=+[.A74]+1" office:value-type="float" office:value="73" calcext:value-type="float">
            <text:p>73</text:p>
          </table:table-cell>
          <table:table-cell table:formula="of:=  0.0005* (-[.A75] + 150 )^2  + 0.4" office:value-type="float" office:value="3.3645" calcext:value-type="float">
            <text:p>3,36</text:p>
          </table:table-cell>
          <table:table-cell table:number-columns-repeated="7"/>
        </table:table-row>
        <table:table-row table:style-name="ro1">
          <table:table-cell table:formula="of:=+[.A75]+1" office:value-type="float" office:value="74" calcext:value-type="float">
            <text:p>74</text:p>
          </table:table-cell>
          <table:table-cell table:formula="of:=  0.0005* (-[.A76] + 150 )^2  + 0.4" office:value-type="float" office:value="3.288" calcext:value-type="float">
            <text:p>3,29</text:p>
          </table:table-cell>
          <table:table-cell table:number-columns-repeated="7"/>
        </table:table-row>
        <table:table-row table:style-name="ro1">
          <table:table-cell table:formula="of:=+[.A76]+1" office:value-type="float" office:value="75" calcext:value-type="float">
            <text:p>75</text:p>
          </table:table-cell>
          <table:table-cell table:formula="of:=  0.0005* (-[.A77] + 150 )^2  + 0.4" office:value-type="float" office:value="3.2125" calcext:value-type="float">
            <text:p>3,21</text:p>
          </table:table-cell>
          <table:table-cell table:number-columns-repeated="7"/>
        </table:table-row>
        <table:table-row table:style-name="ro1">
          <table:table-cell table:formula="of:=+[.A77]+1" office:value-type="float" office:value="76" calcext:value-type="float">
            <text:p>76</text:p>
          </table:table-cell>
          <table:table-cell table:formula="of:=  0.0005* (-[.A78] + 150 )^2  + 0.4" office:value-type="float" office:value="3.138" calcext:value-type="float">
            <text:p>3,14</text:p>
          </table:table-cell>
          <table:table-cell table:number-columns-repeated="7"/>
        </table:table-row>
        <table:table-row table:style-name="ro1">
          <table:table-cell table:formula="of:=+[.A78]+1" office:value-type="float" office:value="77" calcext:value-type="float">
            <text:p>77</text:p>
          </table:table-cell>
          <table:table-cell table:formula="of:=  0.0005* (-[.A79] + 150 )^2  + 0.4" office:value-type="float" office:value="3.0645" calcext:value-type="float">
            <text:p>3,06</text:p>
          </table:table-cell>
          <table:table-cell table:number-columns-repeated="7"/>
        </table:table-row>
        <table:table-row table:style-name="ro1">
          <table:table-cell table:formula="of:=+[.A79]+1" office:value-type="float" office:value="78" calcext:value-type="float">
            <text:p>78</text:p>
          </table:table-cell>
          <table:table-cell table:formula="of:=  0.0005* (-[.A80] + 150 )^2  + 0.4" office:value-type="float" office:value="2.992" calcext:value-type="float">
            <text:p>2,99</text:p>
          </table:table-cell>
          <table:table-cell table:number-columns-repeated="7"/>
        </table:table-row>
        <table:table-row table:style-name="ro1">
          <table:table-cell table:formula="of:=+[.A80]+1" office:value-type="float" office:value="79" calcext:value-type="float">
            <text:p>79</text:p>
          </table:table-cell>
          <table:table-cell table:formula="of:=  0.0005* (-[.A81] + 150 )^2  + 0.4" office:value-type="float" office:value="2.9205" calcext:value-type="float">
            <text:p>2,92</text:p>
          </table:table-cell>
          <table:table-cell table:number-columns-repeated="7"/>
        </table:table-row>
        <table:table-row table:style-name="ro1">
          <table:table-cell table:formula="of:=+[.A81]+1" office:value-type="float" office:value="80" calcext:value-type="float">
            <text:p>80</text:p>
          </table:table-cell>
          <table:table-cell table:formula="of:=  0.0005* (-[.A82] + 150 )^2  + 0.4" office:value-type="float" office:value="2.85" calcext:value-type="float">
            <text:p>2,85</text:p>
          </table:table-cell>
          <table:table-cell table:number-columns-repeated="7"/>
        </table:table-row>
        <table:table-row table:style-name="ro1">
          <table:table-cell table:formula="of:=+[.A82]+1" office:value-type="float" office:value="81" calcext:value-type="float">
            <text:p>81</text:p>
          </table:table-cell>
          <table:table-cell table:formula="of:=  0.0005* (-[.A83] + 150 )^2  + 0.4" office:value-type="float" office:value="2.7805" calcext:value-type="float">
            <text:p>2,78</text:p>
          </table:table-cell>
          <table:table-cell table:number-columns-repeated="7"/>
        </table:table-row>
        <table:table-row table:style-name="ro1">
          <table:table-cell table:formula="of:=+[.A83]+1" office:value-type="float" office:value="82" calcext:value-type="float">
            <text:p>82</text:p>
          </table:table-cell>
          <table:table-cell table:formula="of:=  0.0005* (-[.A84] + 150 )^2  + 0.4" office:value-type="float" office:value="2.712" calcext:value-type="float">
            <text:p>2,71</text:p>
          </table:table-cell>
          <table:table-cell table:number-columns-repeated="7"/>
        </table:table-row>
        <table:table-row table:style-name="ro1">
          <table:table-cell table:formula="of:=+[.A84]+1" office:value-type="float" office:value="83" calcext:value-type="float">
            <text:p>83</text:p>
          </table:table-cell>
          <table:table-cell table:formula="of:=  0.0005* (-[.A85] + 150 )^2  + 0.4" office:value-type="float" office:value="2.6445" calcext:value-type="float">
            <text:p>2,64</text:p>
          </table:table-cell>
          <table:table-cell table:number-columns-repeated="7"/>
        </table:table-row>
        <table:table-row table:style-name="ro1">
          <table:table-cell table:formula="of:=+[.A85]+1" office:value-type="float" office:value="84" calcext:value-type="float">
            <text:p>84</text:p>
          </table:table-cell>
          <table:table-cell table:formula="of:=  0.0005* (-[.A86] + 150 )^2  + 0.4" office:value-type="float" office:value="2.578" calcext:value-type="float">
            <text:p>2,58</text:p>
          </table:table-cell>
          <table:table-cell table:number-columns-repeated="7"/>
        </table:table-row>
        <table:table-row table:style-name="ro1">
          <table:table-cell table:formula="of:=+[.A86]+1" office:value-type="float" office:value="85" calcext:value-type="float">
            <text:p>85</text:p>
          </table:table-cell>
          <table:table-cell table:formula="of:=  0.0005* (-[.A87] + 150 )^2  + 0.4" office:value-type="float" office:value="2.5125" calcext:value-type="float">
            <text:p>2,51</text:p>
          </table:table-cell>
          <table:table-cell table:number-columns-repeated="7"/>
        </table:table-row>
        <table:table-row table:style-name="ro1">
          <table:table-cell table:formula="of:=+[.A87]+1" office:value-type="float" office:value="86" calcext:value-type="float">
            <text:p>86</text:p>
          </table:table-cell>
          <table:table-cell table:formula="of:=  0.0005* (-[.A88] + 150 )^2  + 0.4" office:value-type="float" office:value="2.448" calcext:value-type="float">
            <text:p>2,45</text:p>
          </table:table-cell>
          <table:table-cell table:number-columns-repeated="7"/>
        </table:table-row>
        <table:table-row table:style-name="ro1">
          <table:table-cell table:formula="of:=+[.A88]+1" office:value-type="float" office:value="87" calcext:value-type="float">
            <text:p>87</text:p>
          </table:table-cell>
          <table:table-cell table:formula="of:=  0.0005* (-[.A89] + 150 )^2  + 0.4" office:value-type="float" office:value="2.3845" calcext:value-type="float">
            <text:p>2,38</text:p>
          </table:table-cell>
          <table:table-cell table:number-columns-repeated="7"/>
        </table:table-row>
        <table:table-row table:style-name="ro1">
          <table:table-cell table:formula="of:=+[.A89]+1" office:value-type="float" office:value="88" calcext:value-type="float">
            <text:p>88</text:p>
          </table:table-cell>
          <table:table-cell table:formula="of:=  0.0005* (-[.A90] + 150 )^2  + 0.4" office:value-type="float" office:value="2.322" calcext:value-type="float">
            <text:p>2,32</text:p>
          </table:table-cell>
          <table:table-cell table:number-columns-repeated="7"/>
        </table:table-row>
        <table:table-row table:style-name="ro1">
          <table:table-cell table:formula="of:=+[.A90]+1" office:value-type="float" office:value="89" calcext:value-type="float">
            <text:p>89</text:p>
          </table:table-cell>
          <table:table-cell table:formula="of:=  0.0005* (-[.A91] + 150 )^2  + 0.4" office:value-type="float" office:value="2.2605" calcext:value-type="float">
            <text:p>2,26</text:p>
          </table:table-cell>
          <table:table-cell table:number-columns-repeated="7"/>
        </table:table-row>
        <table:table-row table:style-name="ro1">
          <table:table-cell table:formula="of:=+[.A91]+1" office:value-type="float" office:value="90" calcext:value-type="float">
            <text:p>90</text:p>
          </table:table-cell>
          <table:table-cell table:formula="of:=  0.0005* (-[.A92] + 150 )^2  + 0.4" office:value-type="float" office:value="2.2" calcext:value-type="float">
            <text:p>2,20</text:p>
          </table:table-cell>
          <table:table-cell table:number-columns-repeated="7"/>
        </table:table-row>
        <table:table-row table:style-name="ro1">
          <table:table-cell table:formula="of:=+[.A92]+1" office:value-type="float" office:value="91" calcext:value-type="float">
            <text:p>91</text:p>
          </table:table-cell>
          <table:table-cell table:formula="of:=  0.0005* (-[.A93] + 150 )^2  + 0.4" office:value-type="float" office:value="2.1405" calcext:value-type="float">
            <text:p>2,14</text:p>
          </table:table-cell>
          <table:table-cell table:number-columns-repeated="7"/>
        </table:table-row>
        <table:table-row table:style-name="ro1">
          <table:table-cell table:formula="of:=+[.A93]+1" office:value-type="float" office:value="92" calcext:value-type="float">
            <text:p>92</text:p>
          </table:table-cell>
          <table:table-cell table:formula="of:=  0.0005* (-[.A94] + 150 )^2  + 0.4" office:value-type="float" office:value="2.082" calcext:value-type="float">
            <text:p>2,08</text:p>
          </table:table-cell>
          <table:table-cell table:number-columns-repeated="7"/>
        </table:table-row>
        <table:table-row table:style-name="ro1">
          <table:table-cell table:formula="of:=+[.A94]+1" office:value-type="float" office:value="93" calcext:value-type="float">
            <text:p>93</text:p>
          </table:table-cell>
          <table:table-cell table:formula="of:=  0.0005* (-[.A95] + 150 )^2  + 0.4" office:value-type="float" office:value="2.0245" calcext:value-type="float">
            <text:p>2,02</text:p>
          </table:table-cell>
          <table:table-cell table:number-columns-repeated="7"/>
        </table:table-row>
        <table:table-row table:style-name="ro1">
          <table:table-cell table:formula="of:=+[.A95]+1" office:value-type="float" office:value="94" calcext:value-type="float">
            <text:p>94</text:p>
          </table:table-cell>
          <table:table-cell table:formula="of:=  0.0005* (-[.A96] + 150 )^2  + 0.4" office:value-type="float" office:value="1.968" calcext:value-type="float">
            <text:p>1,97</text:p>
          </table:table-cell>
          <table:table-cell table:number-columns-repeated="7"/>
        </table:table-row>
        <table:table-row table:style-name="ro1">
          <table:table-cell table:formula="of:=+[.A96]+1" office:value-type="float" office:value="95" calcext:value-type="float">
            <text:p>95</text:p>
          </table:table-cell>
          <table:table-cell table:formula="of:=  0.0005* (-[.A97] + 150 )^2  + 0.4" office:value-type="float" office:value="1.9125" calcext:value-type="float">
            <text:p>1,91</text:p>
          </table:table-cell>
          <table:table-cell table:number-columns-repeated="7"/>
        </table:table-row>
        <table:table-row table:style-name="ro1">
          <table:table-cell table:formula="of:=+[.A97]+1" office:value-type="float" office:value="96" calcext:value-type="float">
            <text:p>96</text:p>
          </table:table-cell>
          <table:table-cell table:formula="of:=  0.0005* (-[.A98] + 150 )^2  + 0.4" office:value-type="float" office:value="1.858" calcext:value-type="float">
            <text:p>1,86</text:p>
          </table:table-cell>
          <table:table-cell table:number-columns-repeated="7"/>
        </table:table-row>
        <table:table-row table:style-name="ro1">
          <table:table-cell table:formula="of:=+[.A98]+1" office:value-type="float" office:value="97" calcext:value-type="float">
            <text:p>97</text:p>
          </table:table-cell>
          <table:table-cell table:formula="of:=  0.0005* (-[.A99] + 150 )^2  + 0.4" office:value-type="float" office:value="1.8045" calcext:value-type="float">
            <text:p>1,80</text:p>
          </table:table-cell>
          <table:table-cell table:number-columns-repeated="7"/>
        </table:table-row>
        <table:table-row table:style-name="ro1">
          <table:table-cell table:formula="of:=+[.A99]+1" office:value-type="float" office:value="98" calcext:value-type="float">
            <text:p>98</text:p>
          </table:table-cell>
          <table:table-cell table:formula="of:=  0.0005* (-[.A100] + 150 )^2  + 0.4" office:value-type="float" office:value="1.752" calcext:value-type="float">
            <text:p>1,75</text:p>
          </table:table-cell>
          <table:table-cell table:number-columns-repeated="7"/>
        </table:table-row>
        <table:table-row table:style-name="ro1">
          <table:table-cell table:formula="of:=+[.A100]+1" office:value-type="float" office:value="99" calcext:value-type="float">
            <text:p>99</text:p>
          </table:table-cell>
          <table:table-cell table:formula="of:=  0.0005* (-[.A101] + 150 )^2  + 0.4" office:value-type="float" office:value="1.7005" calcext:value-type="float">
            <text:p>1,70</text:p>
          </table:table-cell>
          <table:table-cell table:number-columns-repeated="7"/>
        </table:table-row>
        <table:table-row table:style-name="ro1">
          <table:table-cell table:formula="of:=+[.A101]+1" office:value-type="float" office:value="100" calcext:value-type="float">
            <text:p>100</text:p>
          </table:table-cell>
          <table:table-cell table:formula="of:=  0.0005* (-[.A102] + 150 )^2  + 0.4" office:value-type="float" office:value="1.65" calcext:value-type="float">
            <text:p>1,65</text:p>
          </table:table-cell>
          <table:table-cell table:number-columns-repeated="7"/>
        </table:table-row>
        <table:table-row table:style-name="ro1">
          <table:table-cell table:formula="of:=+[.A102]+1" office:value-type="float" office:value="101" calcext:value-type="float">
            <text:p>101</text:p>
          </table:table-cell>
          <table:table-cell table:formula="of:=  0.0005* (-[.A103] + 150 )^2  + 0.4" office:value-type="float" office:value="1.6005" calcext:value-type="float">
            <text:p>1,60</text:p>
          </table:table-cell>
          <table:table-cell table:number-columns-repeated="7"/>
        </table:table-row>
        <table:table-row table:style-name="ro1">
          <table:table-cell table:formula="of:=+[.A103]+1" office:value-type="float" office:value="102" calcext:value-type="float">
            <text:p>102</text:p>
          </table:table-cell>
          <table:table-cell table:formula="of:=  0.0005* (-[.A104] + 150 )^2  + 0.4" office:value-type="float" office:value="1.552" calcext:value-type="float">
            <text:p>1,55</text:p>
          </table:table-cell>
          <table:table-cell table:number-columns-repeated="7"/>
        </table:table-row>
        <table:table-row table:style-name="ro1">
          <table:table-cell table:formula="of:=+[.A104]+1" office:value-type="float" office:value="103" calcext:value-type="float">
            <text:p>103</text:p>
          </table:table-cell>
          <table:table-cell table:formula="of:=  0.0005* (-[.A105] + 150 )^2  + 0.4" office:value-type="float" office:value="1.5045" calcext:value-type="float">
            <text:p>1,50</text:p>
          </table:table-cell>
          <table:table-cell table:number-columns-repeated="7"/>
        </table:table-row>
        <table:table-row table:style-name="ro1">
          <table:table-cell table:formula="of:=+[.A105]+1" office:value-type="float" office:value="104" calcext:value-type="float">
            <text:p>104</text:p>
          </table:table-cell>
          <table:table-cell table:formula="of:=  0.0005* (-[.A106] + 150 )^2  + 0.4" office:value-type="float" office:value="1.458" calcext:value-type="float">
            <text:p>1,46</text:p>
          </table:table-cell>
          <table:table-cell table:number-columns-repeated="7"/>
        </table:table-row>
        <table:table-row table:style-name="ro1">
          <table:table-cell table:formula="of:=+[.A106]+1" office:value-type="float" office:value="105" calcext:value-type="float">
            <text:p>105</text:p>
          </table:table-cell>
          <table:table-cell table:formula="of:=  0.0005* (-[.A107] + 150 )^2  + 0.4" office:value-type="float" office:value="1.4125" calcext:value-type="float">
            <text:p>1,41</text:p>
          </table:table-cell>
          <table:table-cell table:number-columns-repeated="7"/>
        </table:table-row>
        <table:table-row table:style-name="ro1">
          <table:table-cell table:formula="of:=+[.A107]+1" office:value-type="float" office:value="106" calcext:value-type="float">
            <text:p>106</text:p>
          </table:table-cell>
          <table:table-cell table:formula="of:=  0.0005* (-[.A108] + 150 )^2  + 0.4" office:value-type="float" office:value="1.368" calcext:value-type="float">
            <text:p>1,37</text:p>
          </table:table-cell>
          <table:table-cell table:number-columns-repeated="7"/>
        </table:table-row>
        <table:table-row table:style-name="ro1">
          <table:table-cell table:formula="of:=+[.A108]+1" office:value-type="float" office:value="107" calcext:value-type="float">
            <text:p>107</text:p>
          </table:table-cell>
          <table:table-cell table:formula="of:=  0.0005* (-[.A109] + 150 )^2  + 0.4" office:value-type="float" office:value="1.3245" calcext:value-type="float">
            <text:p>1,32</text:p>
          </table:table-cell>
          <table:table-cell table:number-columns-repeated="7"/>
        </table:table-row>
        <table:table-row table:style-name="ro1">
          <table:table-cell table:formula="of:=+[.A109]+1" office:value-type="float" office:value="108" calcext:value-type="float">
            <text:p>108</text:p>
          </table:table-cell>
          <table:table-cell table:formula="of:=  0.0005* (-[.A110] + 150 )^2  + 0.4" office:value-type="float" office:value="1.282" calcext:value-type="float">
            <text:p>1,28</text:p>
          </table:table-cell>
          <table:table-cell table:number-columns-repeated="7"/>
        </table:table-row>
        <table:table-row table:style-name="ro1">
          <table:table-cell table:formula="of:=+[.A110]+1" office:value-type="float" office:value="109" calcext:value-type="float">
            <text:p>109</text:p>
          </table:table-cell>
          <table:table-cell table:formula="of:=  0.0005* (-[.A111] + 150 )^2  + 0.4" office:value-type="float" office:value="1.2405" calcext:value-type="float">
            <text:p>1,24</text:p>
          </table:table-cell>
          <table:table-cell table:number-columns-repeated="7"/>
        </table:table-row>
        <table:table-row table:style-name="ro1">
          <table:table-cell table:formula="of:=+[.A111]+1" office:value-type="float" office:value="110" calcext:value-type="float">
            <text:p>110</text:p>
          </table:table-cell>
          <table:table-cell table:formula="of:=  0.0005* (-[.A112] + 150 )^2  + 0.4" office:value-type="float" office:value="1.2" calcext:value-type="float">
            <text:p>1,20</text:p>
          </table:table-cell>
          <table:table-cell table:number-columns-repeated="7"/>
        </table:table-row>
        <table:table-row table:style-name="ro1">
          <table:table-cell table:formula="of:=+[.A112]+1" office:value-type="float" office:value="111" calcext:value-type="float">
            <text:p>111</text:p>
          </table:table-cell>
          <table:table-cell table:formula="of:=  0.0005* (-[.A113] + 150 )^2  + 0.4" office:value-type="float" office:value="1.1605" calcext:value-type="float">
            <text:p>1,16</text:p>
          </table:table-cell>
          <table:table-cell table:number-columns-repeated="7"/>
        </table:table-row>
        <table:table-row table:style-name="ro1">
          <table:table-cell table:formula="of:=+[.A113]+1" office:value-type="float" office:value="112" calcext:value-type="float">
            <text:p>112</text:p>
          </table:table-cell>
          <table:table-cell table:formula="of:=  0.0005* (-[.A114] + 150 )^2  + 0.4" office:value-type="float" office:value="1.122" calcext:value-type="float">
            <text:p>1,12</text:p>
          </table:table-cell>
          <table:table-cell table:number-columns-repeated="7"/>
        </table:table-row>
        <table:table-row table:style-name="ro1">
          <table:table-cell table:formula="of:=+[.A114]+1" office:value-type="float" office:value="113" calcext:value-type="float">
            <text:p>113</text:p>
          </table:table-cell>
          <table:table-cell table:formula="of:=  0.0005* (-[.A115] + 150 )^2  + 0.4" office:value-type="float" office:value="1.0845" calcext:value-type="float">
            <text:p>1,08</text:p>
          </table:table-cell>
          <table:table-cell table:number-columns-repeated="7"/>
        </table:table-row>
        <table:table-row table:style-name="ro1">
          <table:table-cell table:formula="of:=+[.A115]+1" office:value-type="float" office:value="114" calcext:value-type="float">
            <text:p>114</text:p>
          </table:table-cell>
          <table:table-cell table:formula="of:=  0.0005* (-[.A116] + 150 )^2  + 0.4" office:value-type="float" office:value="1.048" calcext:value-type="float">
            <text:p>1,05</text:p>
          </table:table-cell>
          <table:table-cell table:number-columns-repeated="7"/>
        </table:table-row>
        <table:table-row table:style-name="ro1">
          <table:table-cell table:formula="of:=+[.A116]+1" office:value-type="float" office:value="115" calcext:value-type="float">
            <text:p>115</text:p>
          </table:table-cell>
          <table:table-cell table:formula="of:=  0.0005* (-[.A117] + 150 )^2  + 0.4" office:value-type="float" office:value="1.0125" calcext:value-type="float">
            <text:p>1,01</text:p>
          </table:table-cell>
          <table:table-cell table:number-columns-repeated="7"/>
        </table:table-row>
        <table:table-row table:style-name="ro1">
          <table:table-cell table:formula="of:=+[.A117]+1" office:value-type="float" office:value="116" calcext:value-type="float">
            <text:p>116</text:p>
          </table:table-cell>
          <table:table-cell table:formula="of:=  0.0005* (-[.A118] + 150 )^2  + 0.4" office:value-type="float" office:value="0.978" calcext:value-type="float">
            <text:p>0,98</text:p>
          </table:table-cell>
          <table:table-cell table:number-columns-repeated="7"/>
        </table:table-row>
        <table:table-row table:style-name="ro1">
          <table:table-cell table:formula="of:=+[.A118]+1" office:value-type="float" office:value="117" calcext:value-type="float">
            <text:p>117</text:p>
          </table:table-cell>
          <table:table-cell table:formula="of:=  0.0005* (-[.A119] + 150 )^2  + 0.4" office:value-type="float" office:value="0.9445" calcext:value-type="float">
            <text:p>0,94</text:p>
          </table:table-cell>
          <table:table-cell table:number-columns-repeated="7"/>
        </table:table-row>
        <table:table-row table:style-name="ro1">
          <table:table-cell table:formula="of:=+[.A119]+1" office:value-type="float" office:value="118" calcext:value-type="float">
            <text:p>118</text:p>
          </table:table-cell>
          <table:table-cell table:formula="of:=  0.0005* (-[.A120] + 150 )^2  + 0.4" office:value-type="float" office:value="0.912" calcext:value-type="float">
            <text:p>0,91</text:p>
          </table:table-cell>
          <table:table-cell table:number-columns-repeated="7"/>
        </table:table-row>
        <table:table-row table:style-name="ro1">
          <table:table-cell table:formula="of:=+[.A120]+1" office:value-type="float" office:value="119" calcext:value-type="float">
            <text:p>119</text:p>
          </table:table-cell>
          <table:table-cell table:formula="of:=  0.0005* (-[.A121] + 150 )^2  + 0.4" office:value-type="float" office:value="0.8805" calcext:value-type="float">
            <text:p>0,88</text:p>
          </table:table-cell>
          <table:table-cell table:number-columns-repeated="7"/>
        </table:table-row>
        <table:table-row table:style-name="ro1">
          <table:table-cell table:formula="of:=+[.A121]+1" office:value-type="float" office:value="120" calcext:value-type="float">
            <text:p>120</text:p>
          </table:table-cell>
          <table:table-cell table:formula="of:=  0.0005* (-[.A122] + 150 )^2  + 0.4"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+[.A122]+1" office:value-type="float" office:value="121" calcext:value-type="float">
            <text:p>121</text:p>
          </table:table-cell>
          <table:table-cell table:formula="of:=  0.0005* (-[.A123] + 150 )^2  + 0.4" office:value-type="float" office:value="0.8205" calcext:value-type="float">
            <text:p>0,82</text:p>
          </table:table-cell>
          <table:table-cell table:number-columns-repeated="7"/>
        </table:table-row>
        <table:table-row table:style-name="ro1">
          <table:table-cell table:formula="of:=+[.A123]+1" office:value-type="float" office:value="122" calcext:value-type="float">
            <text:p>122</text:p>
          </table:table-cell>
          <table:table-cell table:formula="of:=  0.0005* (-[.A124] + 150 )^2  + 0.4" office:value-type="float" office:value="0.792" calcext:value-type="float">
            <text:p>0,79</text:p>
          </table:table-cell>
          <table:table-cell table:number-columns-repeated="7"/>
        </table:table-row>
        <table:table-row table:style-name="ro1">
          <table:table-cell table:formula="of:=+[.A124]+1" office:value-type="float" office:value="123" calcext:value-type="float">
            <text:p>123</text:p>
          </table:table-cell>
          <table:table-cell table:formula="of:=  0.0005* (-[.A125] + 150 )^2  + 0.4" office:value-type="float" office:value="0.7645" calcext:value-type="float">
            <text:p>0,76</text:p>
          </table:table-cell>
          <table:table-cell table:number-columns-repeated="7"/>
        </table:table-row>
        <table:table-row table:style-name="ro1">
          <table:table-cell table:formula="of:=+[.A125]+1" office:value-type="float" office:value="124" calcext:value-type="float">
            <text:p>124</text:p>
          </table:table-cell>
          <table:table-cell table:formula="of:=  0.0005* (-[.A126] + 150 )^2  + 0.4" office:value-type="float" office:value="0.738" calcext:value-type="float">
            <text:p>0,74</text:p>
          </table:table-cell>
          <table:table-cell table:number-columns-repeated="7"/>
        </table:table-row>
        <table:table-row table:style-name="ro1">
          <table:table-cell table:formula="of:=+[.A126]+1" office:value-type="float" office:value="125" calcext:value-type="float">
            <text:p>125</text:p>
          </table:table-cell>
          <table:table-cell table:formula="of:=  0.0005* (-[.A127] + 150 )^2  + 0.4" office:value-type="float" office:value="0.7125" calcext:value-type="float">
            <text:p>0,71</text:p>
          </table:table-cell>
          <table:table-cell table:number-columns-repeated="7"/>
        </table:table-row>
        <table:table-row table:style-name="ro1">
          <table:table-cell table:formula="of:=+[.A127]+1" office:value-type="float" office:value="126" calcext:value-type="float">
            <text:p>126</text:p>
          </table:table-cell>
          <table:table-cell table:formula="of:=  0.0005* (-[.A128] + 150 )^2  + 0.4" office:value-type="float" office:value="0.688" calcext:value-type="float">
            <text:p>0,69</text:p>
          </table:table-cell>
          <table:table-cell table:number-columns-repeated="7"/>
        </table:table-row>
        <table:table-row table:style-name="ro1">
          <table:table-cell table:formula="of:=+[.A128]+1" office:value-type="float" office:value="127" calcext:value-type="float">
            <text:p>127</text:p>
          </table:table-cell>
          <table:table-cell table:formula="of:=  0.0005* (-[.A129] + 150 )^2  + 0.4" office:value-type="float" office:value="0.6645" calcext:value-type="float">
            <text:p>0,66</text:p>
          </table:table-cell>
          <table:table-cell table:number-columns-repeated="7"/>
        </table:table-row>
        <table:table-row table:style-name="ro1">
          <table:table-cell table:formula="of:=+[.A129]+1" office:value-type="float" office:value="128" calcext:value-type="float">
            <text:p>128</text:p>
          </table:table-cell>
          <table:table-cell table:formula="of:=  0.0005* (-[.A130] + 150 )^2  + 0.4" office:value-type="float" office:value="0.642" calcext:value-type="float">
            <text:p>0,64</text:p>
          </table:table-cell>
          <table:table-cell table:number-columns-repeated="7"/>
        </table:table-row>
        <table:table-row table:style-name="ro1">
          <table:table-cell table:formula="of:=+[.A130]+1" office:value-type="float" office:value="129" calcext:value-type="float">
            <text:p>129</text:p>
          </table:table-cell>
          <table:table-cell table:formula="of:=  0.0005* (-[.A131] + 150 )^2  + 0.4" office:value-type="float" office:value="0.6205" calcext:value-type="float">
            <text:p>0,62</text:p>
          </table:table-cell>
          <table:table-cell table:number-columns-repeated="7"/>
        </table:table-row>
        <table:table-row table:style-name="ro1">
          <table:table-cell table:formula="of:=+[.A131]+1" office:value-type="float" office:value="130" calcext:value-type="float">
            <text:p>130</text:p>
          </table:table-cell>
          <table:table-cell table:formula="of:=  0.0005* (-[.A132] + 150 )^2  + 0.4" office:value-type="float" office:value="0.6" calcext:value-type="float">
            <text:p>0,60</text:p>
          </table:table-cell>
          <table:table-cell table:number-columns-repeated="7"/>
        </table:table-row>
        <table:table-row table:style-name="ro1">
          <table:table-cell table:formula="of:=+[.A132]+1" office:value-type="float" office:value="131" calcext:value-type="float">
            <text:p>131</text:p>
          </table:table-cell>
          <table:table-cell table:formula="of:=  0.0005* (-[.A133] + 150 )^2  + 0.4" office:value-type="float" office:value="0.5805" calcext:value-type="float">
            <text:p>0,58</text:p>
          </table:table-cell>
          <table:table-cell table:number-columns-repeated="7"/>
        </table:table-row>
        <table:table-row table:style-name="ro1">
          <table:table-cell table:formula="of:=+[.A133]+1" office:value-type="float" office:value="132" calcext:value-type="float">
            <text:p>132</text:p>
          </table:table-cell>
          <table:table-cell table:formula="of:=  0.0005* (-[.A134] + 150 )^2  + 0.4" office:value-type="float" office:value="0.562" calcext:value-type="float">
            <text:p>0,56</text:p>
          </table:table-cell>
          <table:table-cell table:number-columns-repeated="7"/>
        </table:table-row>
        <table:table-row table:style-name="ro1">
          <table:table-cell table:formula="of:=+[.A134]+1" office:value-type="float" office:value="133" calcext:value-type="float">
            <text:p>133</text:p>
          </table:table-cell>
          <table:table-cell table:formula="of:=  0.0005* (-[.A135] + 150 )^2  + 0.4" office:value-type="float" office:value="0.5445" calcext:value-type="float">
            <text:p>0,54</text:p>
          </table:table-cell>
          <table:table-cell table:number-columns-repeated="7"/>
        </table:table-row>
        <table:table-row table:style-name="ro1">
          <table:table-cell table:formula="of:=+[.A135]+1" office:value-type="float" office:value="134" calcext:value-type="float">
            <text:p>134</text:p>
          </table:table-cell>
          <table:table-cell table:formula="of:=  0.0005* (-[.A136] + 150 )^2  + 0.4" office:value-type="float" office:value="0.528" calcext:value-type="float">
            <text:p>0,53</text:p>
          </table:table-cell>
          <table:table-cell table:number-columns-repeated="7"/>
        </table:table-row>
        <table:table-row table:style-name="ro1">
          <table:table-cell table:formula="of:=+[.A136]+1" office:value-type="float" office:value="135" calcext:value-type="float">
            <text:p>135</text:p>
          </table:table-cell>
          <table:table-cell table:formula="of:=  0.0005* (-[.A137] + 150 )^2  + 0.4" office:value-type="float" office:value="0.5125" calcext:value-type="float">
            <text:p>0,51</text:p>
          </table:table-cell>
          <table:table-cell table:number-columns-repeated="7"/>
        </table:table-row>
        <table:table-row table:style-name="ro1">
          <table:table-cell table:formula="of:=+[.A137]+1" office:value-type="float" office:value="136" calcext:value-type="float">
            <text:p>136</text:p>
          </table:table-cell>
          <table:table-cell table:formula="of:=  0.0005* (-[.A138] + 150 )^2  + 0.4" office:value-type="float" office:value="0.498" calcext:value-type="float">
            <text:p>0,50</text:p>
          </table:table-cell>
          <table:table-cell table:number-columns-repeated="7"/>
        </table:table-row>
        <table:table-row table:style-name="ro1">
          <table:table-cell table:formula="of:=+[.A138]+1" office:value-type="float" office:value="137" calcext:value-type="float">
            <text:p>137</text:p>
          </table:table-cell>
          <table:table-cell table:formula="of:=  0.0005* (-[.A139] + 150 )^2  + 0.4" office:value-type="float" office:value="0.4845" calcext:value-type="float">
            <text:p>0,48</text:p>
          </table:table-cell>
          <table:table-cell table:number-columns-repeated="7"/>
        </table:table-row>
        <table:table-row table:style-name="ro1">
          <table:table-cell table:formula="of:=+[.A139]+1" office:value-type="float" office:value="138" calcext:value-type="float">
            <text:p>138</text:p>
          </table:table-cell>
          <table:table-cell table:formula="of:=  0.0005* (-[.A140] + 150 )^2  + 0.4" office:value-type="float" office:value="0.472" calcext:value-type="float">
            <text:p>0,47</text:p>
          </table:table-cell>
          <table:table-cell table:number-columns-repeated="7"/>
        </table:table-row>
        <table:table-row table:style-name="ro1">
          <table:table-cell table:formula="of:=+[.A140]+1" office:value-type="float" office:value="139" calcext:value-type="float">
            <text:p>139</text:p>
          </table:table-cell>
          <table:table-cell table:formula="of:=  0.0005* (-[.A141] + 150 )^2  + 0.4" office:value-type="float" office:value="0.4605" calcext:value-type="float">
            <text:p>0,46</text:p>
          </table:table-cell>
          <table:table-cell table:number-columns-repeated="7"/>
        </table:table-row>
        <table:table-row table:style-name="ro1">
          <table:table-cell table:formula="of:=+[.A141]+1" office:value-type="float" office:value="140" calcext:value-type="float">
            <text:p>140</text:p>
          </table:table-cell>
          <table:table-cell table:formula="of:=  0.0005* (-[.A142] + 150 )^2  + 0.4"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+[.A142]+1" office:value-type="float" office:value="141" calcext:value-type="float">
            <text:p>141</text:p>
          </table:table-cell>
          <table:table-cell table:formula="of:=  0.0005* (-[.A143] + 150 )^2  + 0.4" office:value-type="float" office:value="0.4405" calcext:value-type="float">
            <text:p>0,44</text:p>
          </table:table-cell>
          <table:table-cell table:number-columns-repeated="7"/>
        </table:table-row>
        <table:table-row table:style-name="ro1">
          <table:table-cell table:formula="of:=+[.A143]+1" office:value-type="float" office:value="142" calcext:value-type="float">
            <text:p>142</text:p>
          </table:table-cell>
          <table:table-cell table:formula="of:=  0.0005* (-[.A144] + 150 )^2  + 0.4" office:value-type="float" office:value="0.432" calcext:value-type="float">
            <text:p>0,43</text:p>
          </table:table-cell>
          <table:table-cell table:number-columns-repeated="7"/>
        </table:table-row>
        <table:table-row table:style-name="ro1">
          <table:table-cell table:formula="of:=+[.A144]+1" office:value-type="float" office:value="143" calcext:value-type="float">
            <text:p>143</text:p>
          </table:table-cell>
          <table:table-cell table:formula="of:=  0.0005* (-[.A145] + 150 )^2  + 0.4" office:value-type="float" office:value="0.4245" calcext:value-type="float">
            <text:p>0,42</text:p>
          </table:table-cell>
          <table:table-cell table:number-columns-repeated="7"/>
        </table:table-row>
        <table:table-row table:style-name="ro1">
          <table:table-cell table:formula="of:=+[.A145]+1" office:value-type="float" office:value="144" calcext:value-type="float">
            <text:p>144</text:p>
          </table:table-cell>
          <table:table-cell table:formula="of:=  0.0005* (-[.A146] + 150 )^2  + 0.4" office:value-type="float" office:value="0.418" calcext:value-type="float">
            <text:p>0,42</text:p>
          </table:table-cell>
          <table:table-cell table:number-columns-repeated="7"/>
        </table:table-row>
        <table:table-row table:style-name="ro1">
          <table:table-cell table:formula="of:=+[.A146]+1" office:value-type="float" office:value="145" calcext:value-type="float">
            <text:p>145</text:p>
          </table:table-cell>
          <table:table-cell table:formula="of:=  0.0005* (-[.A147] + 150 )^2  + 0.4" office:value-type="float" office:value="0.4125" calcext:value-type="float">
            <text:p>0,41</text:p>
          </table:table-cell>
          <table:table-cell table:number-columns-repeated="7"/>
        </table:table-row>
        <table:table-row table:style-name="ro1">
          <table:table-cell table:formula="of:=+[.A147]+1" office:value-type="float" office:value="146" calcext:value-type="float">
            <text:p>146</text:p>
          </table:table-cell>
          <table:table-cell table:formula="of:=  0.0005* (-[.A148] + 150 )^2  + 0.4" office:value-type="float" office:value="0.408" calcext:value-type="float">
            <text:p>0,41</text:p>
          </table:table-cell>
          <table:table-cell table:number-columns-repeated="7"/>
        </table:table-row>
        <table:table-row table:style-name="ro1">
          <table:table-cell table:formula="of:=+[.A148]+1" office:value-type="float" office:value="147" calcext:value-type="float">
            <text:p>147</text:p>
          </table:table-cell>
          <table:table-cell table:formula="of:=  0.0005* (-[.A149] + 150 )^2  + 0.4" office:value-type="float" office:value="0.4045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49]+1" office:value-type="float" office:value="148" calcext:value-type="float">
            <text:p>148</text:p>
          </table:table-cell>
          <table:table-cell table:formula="of:=  0.0005* (-[.A150] + 150 )^2  + 0.4" office:value-type="float" office:value="0.402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0]+1" office:value-type="float" office:value="149" calcext:value-type="float">
            <text:p>149</text:p>
          </table:table-cell>
          <table:table-cell table:formula="of:=  0.0005* (-[.A151] + 150 )^2  + 0.4" office:value-type="float" office:value="0.4005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1]+1" office:value-type="float" office:value="150" calcext:value-type="float">
            <text:p>150</text:p>
          </table:table-cell>
          <table:table-cell table:formula="of:=  0.0005* (-[.A152] + 150 )^2  + 0.4" office:value-type="float" office:value="0.4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2]+1" office:value-type="float" office:value="151" calcext:value-type="float">
            <text:p>151</text:p>
          </table:table-cell>
          <table:table-cell table:formula="of:=  0.0005* (-[.A153] + 150 )^2  + 0.4" office:value-type="float" office:value="0.4005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3]+1" office:value-type="float" office:value="152" calcext:value-type="float">
            <text:p>152</text:p>
          </table:table-cell>
          <table:table-cell table:formula="of:=  0.0005* (-[.A154] + 150 )^2  + 0.4" office:value-type="float" office:value="0.402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4]+1" office:value-type="float" office:value="153" calcext:value-type="float">
            <text:p>153</text:p>
          </table:table-cell>
          <table:table-cell table:formula="of:=  0.0005* (-[.A155] + 150 )^2  + 0.4" office:value-type="float" office:value="0.4045" calcext:value-type="float">
            <text:p>0,40</text:p>
          </table:table-cell>
          <table:table-cell table:number-columns-repeated="7"/>
        </table:table-row>
        <table:table-row table:style-name="ro1">
          <table:table-cell table:formula="of:=+[.A155]+1" office:value-type="float" office:value="154" calcext:value-type="float">
            <text:p>154</text:p>
          </table:table-cell>
          <table:table-cell table:formula="of:=  0.0005* (-[.A156] + 150 )^2  + 0.4" office:value-type="float" office:value="0.408" calcext:value-type="float">
            <text:p>0,41</text:p>
          </table:table-cell>
          <table:table-cell table:number-columns-repeated="7"/>
        </table:table-row>
        <table:table-row table:style-name="ro1">
          <table:table-cell table:formula="of:=+[.A156]+1" office:value-type="float" office:value="155" calcext:value-type="float">
            <text:p>155</text:p>
          </table:table-cell>
          <table:table-cell table:formula="of:=  0.0005* (-[.A157] + 150 )^2  + 0.4" office:value-type="float" office:value="0.4125" calcext:value-type="float">
            <text:p>0,41</text:p>
          </table:table-cell>
          <table:table-cell table:number-columns-repeated="7"/>
        </table:table-row>
        <table:table-row table:style-name="ro1">
          <table:table-cell table:formula="of:=+[.A157]+1" office:value-type="float" office:value="156" calcext:value-type="float">
            <text:p>156</text:p>
          </table:table-cell>
          <table:table-cell table:formula="of:=  0.0005* (-[.A158] + 150 )^2  + 0.4" office:value-type="float" office:value="0.418" calcext:value-type="float">
            <text:p>0,42</text:p>
          </table:table-cell>
          <table:table-cell table:number-columns-repeated="7"/>
        </table:table-row>
        <table:table-row table:style-name="ro1">
          <table:table-cell table:formula="of:=+[.A158]+1" office:value-type="float" office:value="157" calcext:value-type="float">
            <text:p>157</text:p>
          </table:table-cell>
          <table:table-cell table:formula="of:=  0.0005* (-[.A159] + 150 )^2  + 0.4" office:value-type="float" office:value="0.4245" calcext:value-type="float">
            <text:p>0,42</text:p>
          </table:table-cell>
          <table:table-cell table:number-columns-repeated="7"/>
        </table:table-row>
        <table:table-row table:style-name="ro1">
          <table:table-cell table:formula="of:=+[.A159]+1" office:value-type="float" office:value="158" calcext:value-type="float">
            <text:p>158</text:p>
          </table:table-cell>
          <table:table-cell table:formula="of:=  0.0005* (-[.A160] + 150 )^2  + 0.4" office:value-type="float" office:value="0.432" calcext:value-type="float">
            <text:p>0,43</text:p>
          </table:table-cell>
          <table:table-cell table:number-columns-repeated="7"/>
        </table:table-row>
        <table:table-row table:style-name="ro1">
          <table:table-cell table:formula="of:=+[.A160]+1" office:value-type="float" office:value="159" calcext:value-type="float">
            <text:p>159</text:p>
          </table:table-cell>
          <table:table-cell table:formula="of:=  0.0005* (-[.A161] + 150 )^2  + 0.4" office:value-type="float" office:value="0.4405" calcext:value-type="float">
            <text:p>0,44</text:p>
          </table:table-cell>
          <table:table-cell table:number-columns-repeated="7"/>
        </table:table-row>
        <table:table-row table:style-name="ro1">
          <table:table-cell table:formula="of:=+[.A161]+1" office:value-type="float" office:value="160" calcext:value-type="float">
            <text:p>160</text:p>
          </table:table-cell>
          <table:table-cell table:formula="of:=  0.0005* (-[.A162] + 150 )^2  + 0.4"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+[.A162]+1" office:value-type="float" office:value="161" calcext:value-type="float">
            <text:p>161</text:p>
          </table:table-cell>
          <table:table-cell table:formula="of:=  0.0005* (-[.A163] + 150 )^2  + 0.4" office:value-type="float" office:value="0.4605" calcext:value-type="float">
            <text:p>0,46</text:p>
          </table:table-cell>
          <table:table-cell table:number-columns-repeated="7"/>
        </table:table-row>
        <table:table-row table:style-name="ro1">
          <table:table-cell table:formula="of:=+[.A163]+1" office:value-type="float" office:value="162" calcext:value-type="float">
            <text:p>162</text:p>
          </table:table-cell>
          <table:table-cell table:formula="of:=  0.0005* (-[.A164] + 150 )^2  + 0.4" office:value-type="float" office:value="0.472" calcext:value-type="float">
            <text:p>0,47</text:p>
          </table:table-cell>
          <table:table-cell table:number-columns-repeated="7"/>
        </table:table-row>
        <table:table-row table:style-name="ro1">
          <table:table-cell table:formula="of:=+[.A164]+1" office:value-type="float" office:value="163" calcext:value-type="float">
            <text:p>163</text:p>
          </table:table-cell>
          <table:table-cell table:formula="of:=  0.0005* (-[.A165] + 150 )^2  + 0.4" office:value-type="float" office:value="0.4845" calcext:value-type="float">
            <text:p>0,48</text:p>
          </table:table-cell>
          <table:table-cell table:number-columns-repeated="7"/>
        </table:table-row>
        <table:table-row table:style-name="ro1">
          <table:table-cell table:formula="of:=+[.A165]+1" office:value-type="float" office:value="164" calcext:value-type="float">
            <text:p>164</text:p>
          </table:table-cell>
          <table:table-cell table:formula="of:=  0.0005* (-[.A166] + 150 )^2  + 0.4" office:value-type="float" office:value="0.498" calcext:value-type="float">
            <text:p>0,50</text:p>
          </table:table-cell>
          <table:table-cell table:number-columns-repeated="7"/>
        </table:table-row>
        <table:table-row table:style-name="ro1">
          <table:table-cell table:formula="of:=+[.A166]+1" office:value-type="float" office:value="165" calcext:value-type="float">
            <text:p>165</text:p>
          </table:table-cell>
          <table:table-cell table:formula="of:=  0.0005* (-[.A167] + 150 )^2  + 0.4" office:value-type="float" office:value="0.5125" calcext:value-type="float">
            <text:p>0,51</text:p>
          </table:table-cell>
          <table:table-cell table:number-columns-repeated="7"/>
        </table:table-row>
        <table:table-row table:style-name="ro1">
          <table:table-cell table:formula="of:=+[.A167]+1" office:value-type="float" office:value="166" calcext:value-type="float">
            <text:p>166</text:p>
          </table:table-cell>
          <table:table-cell table:formula="of:=  0.0005* (-[.A168] + 150 )^2  + 0.4" office:value-type="float" office:value="0.528" calcext:value-type="float">
            <text:p>0,53</text:p>
          </table:table-cell>
          <table:table-cell table:number-columns-repeated="7"/>
        </table:table-row>
        <table:table-row table:style-name="ro1">
          <table:table-cell table:formula="of:=+[.A168]+1" office:value-type="float" office:value="167" calcext:value-type="float">
            <text:p>167</text:p>
          </table:table-cell>
          <table:table-cell table:formula="of:=  0.0005* (-[.A169] + 150 )^2  + 0.4" office:value-type="float" office:value="0.5445" calcext:value-type="float">
            <text:p>0,54</text:p>
          </table:table-cell>
          <table:table-cell table:number-columns-repeated="7"/>
        </table:table-row>
        <table:table-row table:style-name="ro1">
          <table:table-cell table:formula="of:=+[.A169]+1" office:value-type="float" office:value="168" calcext:value-type="float">
            <text:p>168</text:p>
          </table:table-cell>
          <table:table-cell table:formula="of:=  0.0005* (-[.A170] + 150 )^2  + 0.4" office:value-type="float" office:value="0.562" calcext:value-type="float">
            <text:p>0,56</text:p>
          </table:table-cell>
          <table:table-cell table:number-columns-repeated="7"/>
        </table:table-row>
        <table:table-row table:style-name="ro1">
          <table:table-cell table:formula="of:=+[.A170]+1" office:value-type="float" office:value="169" calcext:value-type="float">
            <text:p>169</text:p>
          </table:table-cell>
          <table:table-cell table:formula="of:=  0.0005* (-[.A171] + 150 )^2  + 0.4" office:value-type="float" office:value="0.5805" calcext:value-type="float">
            <text:p>0,58</text:p>
          </table:table-cell>
          <table:table-cell table:number-columns-repeated="7"/>
        </table:table-row>
        <table:table-row table:style-name="ro1">
          <table:table-cell table:formula="of:=+[.A171]+1" office:value-type="float" office:value="170" calcext:value-type="float">
            <text:p>170</text:p>
          </table:table-cell>
          <table:table-cell table:formula="of:=  0.0005* (-[.A172] + 150 )^2  + 0.4" office:value-type="float" office:value="0.6" calcext:value-type="float">
            <text:p>0,60</text:p>
          </table:table-cell>
          <table:table-cell table:number-columns-repeated="7"/>
        </table:table-row>
        <table:table-row table:style-name="ro1">
          <table:table-cell table:formula="of:=+[.A172]+1" office:value-type="float" office:value="171" calcext:value-type="float">
            <text:p>171</text:p>
          </table:table-cell>
          <table:table-cell table:formula="of:=  0.0005* (-[.A173] + 150 )^2  + 0.4" office:value-type="float" office:value="0.6205" calcext:value-type="float">
            <text:p>0,62</text:p>
          </table:table-cell>
          <table:table-cell table:number-columns-repeated="7"/>
        </table:table-row>
        <table:table-row table:style-name="ro1">
          <table:table-cell table:formula="of:=+[.A173]+1" office:value-type="float" office:value="172" calcext:value-type="float">
            <text:p>172</text:p>
          </table:table-cell>
          <table:table-cell table:formula="of:=  0.0005* (-[.A174] + 150 )^2  + 0.4" office:value-type="float" office:value="0.642" calcext:value-type="float">
            <text:p>0,64</text:p>
          </table:table-cell>
          <table:table-cell table:number-columns-repeated="7"/>
        </table:table-row>
        <table:table-row table:style-name="ro1">
          <table:table-cell table:formula="of:=+[.A174]+1" office:value-type="float" office:value="173" calcext:value-type="float">
            <text:p>173</text:p>
          </table:table-cell>
          <table:table-cell table:formula="of:=  0.0005* (-[.A175] + 150 )^2  + 0.4" office:value-type="float" office:value="0.6645" calcext:value-type="float">
            <text:p>0,66</text:p>
          </table:table-cell>
          <table:table-cell table:number-columns-repeated="7"/>
        </table:table-row>
        <table:table-row table:style-name="ro1">
          <table:table-cell table:formula="of:=+[.A175]+1" office:value-type="float" office:value="174" calcext:value-type="float">
            <text:p>174</text:p>
          </table:table-cell>
          <table:table-cell table:formula="of:=  0.0005* (-[.A176] + 150 )^2  + 0.4" office:value-type="float" office:value="0.688" calcext:value-type="float">
            <text:p>0,69</text:p>
          </table:table-cell>
          <table:table-cell table:number-columns-repeated="7"/>
        </table:table-row>
        <table:table-row table:style-name="ro1">
          <table:table-cell table:formula="of:=+[.A176]+1" office:value-type="float" office:value="175" calcext:value-type="float">
            <text:p>175</text:p>
          </table:table-cell>
          <table:table-cell table:formula="of:=  0.0005* (-[.A177] + 150 )^2  + 0.4" office:value-type="float" office:value="0.7125" calcext:value-type="float">
            <text:p>0,71</text:p>
          </table:table-cell>
          <table:table-cell table:number-columns-repeated="7"/>
        </table:table-row>
        <table:table-row table:style-name="ro1">
          <table:table-cell table:formula="of:=+[.A177]+1" office:value-type="float" office:value="176" calcext:value-type="float">
            <text:p>176</text:p>
          </table:table-cell>
          <table:table-cell table:formula="of:=  0.0005* (-[.A178] + 150 )^2  + 0.4" office:value-type="float" office:value="0.738" calcext:value-type="float">
            <text:p>0,74</text:p>
          </table:table-cell>
          <table:table-cell table:number-columns-repeated="7"/>
        </table:table-row>
        <table:table-row table:style-name="ro1">
          <table:table-cell table:formula="of:=+[.A178]+1" office:value-type="float" office:value="177" calcext:value-type="float">
            <text:p>177</text:p>
          </table:table-cell>
          <table:table-cell table:formula="of:=  0.0005* (-[.A179] + 150 )^2  + 0.4" office:value-type="float" office:value="0.7645" calcext:value-type="float">
            <text:p>0,76</text:p>
          </table:table-cell>
          <table:table-cell table:number-columns-repeated="7"/>
        </table:table-row>
        <table:table-row table:style-name="ro1">
          <table:table-cell table:formula="of:=+[.A179]+1" office:value-type="float" office:value="178" calcext:value-type="float">
            <text:p>178</text:p>
          </table:table-cell>
          <table:table-cell table:formula="of:=  0.0005* (-[.A180] + 150 )^2  + 0.4" office:value-type="float" office:value="0.792" calcext:value-type="float">
            <text:p>0,79</text:p>
          </table:table-cell>
          <table:table-cell table:number-columns-repeated="7"/>
        </table:table-row>
        <table:table-row table:style-name="ro1">
          <table:table-cell table:formula="of:=+[.A180]+1" office:value-type="float" office:value="179" calcext:value-type="float">
            <text:p>179</text:p>
          </table:table-cell>
          <table:table-cell table:formula="of:=  0.0005* (-[.A181] + 150 )^2  + 0.4" office:value-type="float" office:value="0.8205" calcext:value-type="float">
            <text:p>0,82</text:p>
          </table:table-cell>
          <table:table-cell table:number-columns-repeated="7"/>
        </table:table-row>
        <table:table-row table:style-name="ro1">
          <table:table-cell table:formula="of:=+[.A181]+1" office:value-type="float" office:value="180" calcext:value-type="float">
            <text:p>180</text:p>
          </table:table-cell>
          <table:table-cell table:formula="of:=  0.0005* (-[.A182] + 150 )^2  + 0.4"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+[.A182]+1" office:value-type="float" office:value="181" calcext:value-type="float">
            <text:p>181</text:p>
          </table:table-cell>
          <table:table-cell table:formula="of:=  0.0005* (-[.A183] + 150 )^2  + 0.4" office:value-type="float" office:value="0.8805" calcext:value-type="float">
            <text:p>0,88</text:p>
          </table:table-cell>
          <table:table-cell table:number-columns-repeated="7"/>
        </table:table-row>
        <table:table-row table:style-name="ro1">
          <table:table-cell table:formula="of:=+[.A183]+1" office:value-type="float" office:value="182" calcext:value-type="float">
            <text:p>182</text:p>
          </table:table-cell>
          <table:table-cell table:formula="of:=  0.0005* (-[.A184] + 150 )^2  + 0.4" office:value-type="float" office:value="0.912" calcext:value-type="float">
            <text:p>0,91</text:p>
          </table:table-cell>
          <table:table-cell table:number-columns-repeated="7"/>
        </table:table-row>
        <table:table-row table:style-name="ro1">
          <table:table-cell table:formula="of:=+[.A184]+1" office:value-type="float" office:value="183" calcext:value-type="float">
            <text:p>183</text:p>
          </table:table-cell>
          <table:table-cell table:formula="of:=  0.0005* (-[.A185] + 150 )^2  + 0.4" office:value-type="float" office:value="0.9445" calcext:value-type="float">
            <text:p>0,94</text:p>
          </table:table-cell>
          <table:table-cell table:number-columns-repeated="7"/>
        </table:table-row>
        <table:table-row table:style-name="ro1">
          <table:table-cell table:formula="of:=+[.A185]+1" office:value-type="float" office:value="184" calcext:value-type="float">
            <text:p>184</text:p>
          </table:table-cell>
          <table:table-cell table:formula="of:=  0.0005* (-[.A186] + 150 )^2  + 0.4" office:value-type="float" office:value="0.978" calcext:value-type="float">
            <text:p>0,98</text:p>
          </table:table-cell>
          <table:table-cell table:number-columns-repeated="7"/>
        </table:table-row>
        <table:table-row table:style-name="ro1">
          <table:table-cell table:formula="of:=+[.A186]+1" office:value-type="float" office:value="185" calcext:value-type="float">
            <text:p>185</text:p>
          </table:table-cell>
          <table:table-cell table:formula="of:=  0.0005* (-[.A187] + 150 )^2  + 0.4" office:value-type="float" office:value="1.0125" calcext:value-type="float">
            <text:p>1,01</text:p>
          </table:table-cell>
          <table:table-cell table:number-columns-repeated="7"/>
        </table:table-row>
        <table:table-row table:style-name="ro1">
          <table:table-cell table:formula="of:=+[.A187]+1" office:value-type="float" office:value="186" calcext:value-type="float">
            <text:p>186</text:p>
          </table:table-cell>
          <table:table-cell table:formula="of:=  0.0005* (-[.A188] + 150 )^2  + 0.4" office:value-type="float" office:value="1.048" calcext:value-type="float">
            <text:p>1,05</text:p>
          </table:table-cell>
          <table:table-cell table:number-columns-repeated="7"/>
        </table:table-row>
        <table:table-row table:style-name="ro1">
          <table:table-cell table:formula="of:=+[.A188]+1" office:value-type="float" office:value="187" calcext:value-type="float">
            <text:p>187</text:p>
          </table:table-cell>
          <table:table-cell table:formula="of:=  0.0005* (-[.A189] + 150 )^2  + 0.4" office:value-type="float" office:value="1.0845" calcext:value-type="float">
            <text:p>1,08</text:p>
          </table:table-cell>
          <table:table-cell table:number-columns-repeated="7"/>
        </table:table-row>
        <table:table-row table:style-name="ro1">
          <table:table-cell table:formula="of:=+[.A189]+1" office:value-type="float" office:value="188" calcext:value-type="float">
            <text:p>188</text:p>
          </table:table-cell>
          <table:table-cell table:formula="of:=  0.0005* (-[.A190] + 150 )^2  + 0.4" office:value-type="float" office:value="1.122" calcext:value-type="float">
            <text:p>1,12</text:p>
          </table:table-cell>
          <table:table-cell table:number-columns-repeated="7"/>
        </table:table-row>
        <table:table-row table:style-name="ro1">
          <table:table-cell table:formula="of:=+[.A190]+1" office:value-type="float" office:value="189" calcext:value-type="float">
            <text:p>189</text:p>
          </table:table-cell>
          <table:table-cell table:formula="of:=  0.0005* (-[.A191] + 150 )^2  + 0.4" office:value-type="float" office:value="1.1605" calcext:value-type="float">
            <text:p>1,16</text:p>
          </table:table-cell>
          <table:table-cell table:number-columns-repeated="7"/>
        </table:table-row>
        <table:table-row table:style-name="ro1">
          <table:table-cell table:formula="of:=+[.A191]+1" office:value-type="float" office:value="190" calcext:value-type="float">
            <text:p>190</text:p>
          </table:table-cell>
          <table:table-cell table:formula="of:=  0.0005* (-[.A192] + 150 )^2  + 0.4" office:value-type="float" office:value="1.2" calcext:value-type="float">
            <text:p>1,20</text:p>
          </table:table-cell>
          <table:table-cell table:number-columns-repeated="7"/>
        </table:table-row>
        <table:table-row table:style-name="ro1">
          <table:table-cell table:formula="of:=+[.A192]+1" office:value-type="float" office:value="191" calcext:value-type="float">
            <text:p>191</text:p>
          </table:table-cell>
          <table:table-cell table:formula="of:=  0.0005* (-[.A193] + 150 )^2  + 0.4" office:value-type="float" office:value="1.2405" calcext:value-type="float">
            <text:p>1,24</text:p>
          </table:table-cell>
          <table:table-cell table:number-columns-repeated="7"/>
        </table:table-row>
        <table:table-row table:style-name="ro1">
          <table:table-cell table:formula="of:=+[.A193]+1" office:value-type="float" office:value="192" calcext:value-type="float">
            <text:p>192</text:p>
          </table:table-cell>
          <table:table-cell table:formula="of:=  0.0005* (-[.A194] + 150 )^2  + 0.4" office:value-type="float" office:value="1.282" calcext:value-type="float">
            <text:p>1,28</text:p>
          </table:table-cell>
          <table:table-cell table:number-columns-repeated="7"/>
        </table:table-row>
        <table:table-row table:style-name="ro1">
          <table:table-cell table:formula="of:=+[.A194]+1" office:value-type="float" office:value="193" calcext:value-type="float">
            <text:p>193</text:p>
          </table:table-cell>
          <table:table-cell table:formula="of:=  0.0005* (-[.A195] + 150 )^2  + 0.4" office:value-type="float" office:value="1.3245" calcext:value-type="float">
            <text:p>1,32</text:p>
          </table:table-cell>
          <table:table-cell table:number-columns-repeated="7"/>
        </table:table-row>
        <table:table-row table:style-name="ro1">
          <table:table-cell table:formula="of:=+[.A195]+1" office:value-type="float" office:value="194" calcext:value-type="float">
            <text:p>194</text:p>
          </table:table-cell>
          <table:table-cell table:formula="of:=  0.0005* (-[.A196] + 150 )^2  + 0.4" office:value-type="float" office:value="1.368" calcext:value-type="float">
            <text:p>1,37</text:p>
          </table:table-cell>
          <table:table-cell table:number-columns-repeated="7"/>
        </table:table-row>
        <table:table-row table:style-name="ro1">
          <table:table-cell table:formula="of:=+[.A196]+1" office:value-type="float" office:value="195" calcext:value-type="float">
            <text:p>195</text:p>
          </table:table-cell>
          <table:table-cell table:formula="of:=  0.0005* (-[.A197] + 150 )^2  + 0.4" office:value-type="float" office:value="1.4125" calcext:value-type="float">
            <text:p>1,41</text:p>
          </table:table-cell>
          <table:table-cell table:number-columns-repeated="7"/>
        </table:table-row>
        <table:table-row table:style-name="ro1">
          <table:table-cell table:formula="of:=+[.A197]+1" office:value-type="float" office:value="196" calcext:value-type="float">
            <text:p>196</text:p>
          </table:table-cell>
          <table:table-cell table:formula="of:=  0.0005* (-[.A198] + 150 )^2  + 0.4" office:value-type="float" office:value="1.458" calcext:value-type="float">
            <text:p>1,46</text:p>
          </table:table-cell>
          <table:table-cell table:number-columns-repeated="7"/>
        </table:table-row>
        <table:table-row table:style-name="ro1">
          <table:table-cell table:formula="of:=+[.A198]+1" office:value-type="float" office:value="197" calcext:value-type="float">
            <text:p>197</text:p>
          </table:table-cell>
          <table:table-cell table:formula="of:=  0.0005* (-[.A199] + 150 )^2  + 0.4" office:value-type="float" office:value="1.5045" calcext:value-type="float">
            <text:p>1,50</text:p>
          </table:table-cell>
          <table:table-cell table:number-columns-repeated="7"/>
        </table:table-row>
        <table:table-row table:style-name="ro1">
          <table:table-cell table:formula="of:=+[.A199]+1" office:value-type="float" office:value="198" calcext:value-type="float">
            <text:p>198</text:p>
          </table:table-cell>
          <table:table-cell table:formula="of:=  0.0005* (-[.A200] + 150 )^2  + 0.4" office:value-type="float" office:value="1.552" calcext:value-type="float">
            <text:p>1,55</text:p>
          </table:table-cell>
          <table:table-cell table:number-columns-repeated="7"/>
        </table:table-row>
        <table:table-row table:style-name="ro1">
          <table:table-cell table:formula="of:=+[.A200]+1" office:value-type="float" office:value="199" calcext:value-type="float">
            <text:p>199</text:p>
          </table:table-cell>
          <table:table-cell table:formula="of:=  0.0005* (-[.A201] + 150 )^2  + 0.4" office:value-type="float" office:value="1.6005" calcext:value-type="float">
            <text:p>1,60</text:p>
          </table:table-cell>
          <table:table-cell table:number-columns-repeated="7"/>
        </table:table-row>
        <table:table-row table:style-name="ro1">
          <table:table-cell table:formula="of:=+[.A201]+1" office:value-type="float" office:value="200" calcext:value-type="float">
            <text:p>200</text:p>
          </table:table-cell>
          <table:table-cell table:formula="of:=  0.0005* (-[.A202] + 150 )^2  + 0.4" office:value-type="float" office:value="1.65" calcext:value-type="float">
            <text:p>1,65</text:p>
          </table:table-cell>
          <table:table-cell table:number-columns-repeated="7"/>
        </table:table-row>
        <table:table-row table:style-name="ro1">
          <table:table-cell table:formula="of:=+[.A202]+1" office:value-type="float" office:value="201" calcext:value-type="float">
            <text:p>201</text:p>
          </table:table-cell>
          <table:table-cell table:formula="of:=  0.0005* (-[.A203] + 150 )^2  + 0.4" office:value-type="float" office:value="1.7005" calcext:value-type="float">
            <text:p>1,70</text:p>
          </table:table-cell>
          <table:table-cell table:number-columns-repeated="7"/>
        </table:table-row>
        <table:table-row table:style-name="ro1">
          <table:table-cell table:formula="of:=+[.A203]+1" office:value-type="float" office:value="202" calcext:value-type="float">
            <text:p>202</text:p>
          </table:table-cell>
          <table:table-cell table:formula="of:=  0.0005* (-[.A204] + 150 )^2  + 0.4" office:value-type="float" office:value="1.752" calcext:value-type="float">
            <text:p>1,75</text:p>
          </table:table-cell>
          <table:table-cell table:number-columns-repeated="7"/>
        </table:table-row>
        <table:table-row table:style-name="ro1">
          <table:table-cell table:formula="of:=+[.A204]+1" office:value-type="float" office:value="203" calcext:value-type="float">
            <text:p>203</text:p>
          </table:table-cell>
          <table:table-cell table:formula="of:=  0.0005* (-[.A205] + 150 )^2  + 0.4" office:value-type="float" office:value="1.8045" calcext:value-type="float">
            <text:p>1,80</text:p>
          </table:table-cell>
          <table:table-cell table:number-columns-repeated="7"/>
        </table:table-row>
        <table:table-row table:style-name="ro1">
          <table:table-cell table:formula="of:=+[.A205]+1" office:value-type="float" office:value="204" calcext:value-type="float">
            <text:p>204</text:p>
          </table:table-cell>
          <table:table-cell table:formula="of:=  0.0005* (-[.A206] + 150 )^2  + 0.4" office:value-type="float" office:value="1.858" calcext:value-type="float">
            <text:p>1,86</text:p>
          </table:table-cell>
          <table:table-cell table:number-columns-repeated="7"/>
        </table:table-row>
        <table:table-row table:style-name="ro1">
          <table:table-cell table:formula="of:=+[.A206]+1" office:value-type="float" office:value="205" calcext:value-type="float">
            <text:p>205</text:p>
          </table:table-cell>
          <table:table-cell table:formula="of:=  0.0005* (-[.A207] + 150 )^2  + 0.4" office:value-type="float" office:value="1.9125" calcext:value-type="float">
            <text:p>1,91</text:p>
          </table:table-cell>
          <table:table-cell table:number-columns-repeated="7"/>
        </table:table-row>
        <table:table-row table:style-name="ro1">
          <table:table-cell table:formula="of:=+[.A207]+1" office:value-type="float" office:value="206" calcext:value-type="float">
            <text:p>206</text:p>
          </table:table-cell>
          <table:table-cell table:formula="of:=  0.0005* (-[.A208] + 150 )^2  + 0.4" office:value-type="float" office:value="1.968" calcext:value-type="float">
            <text:p>1,97</text:p>
          </table:table-cell>
          <table:table-cell table:number-columns-repeated="7"/>
        </table:table-row>
        <table:table-row table:style-name="ro1">
          <table:table-cell table:formula="of:=+[.A208]+1" office:value-type="float" office:value="207" calcext:value-type="float">
            <text:p>207</text:p>
          </table:table-cell>
          <table:table-cell table:formula="of:=  0.0005* (-[.A209] + 150 )^2  + 0.4" office:value-type="float" office:value="2.0245" calcext:value-type="float">
            <text:p>2,02</text:p>
          </table:table-cell>
          <table:table-cell table:number-columns-repeated="7"/>
        </table:table-row>
        <table:table-row table:style-name="ro1">
          <table:table-cell table:formula="of:=+[.A209]+1" office:value-type="float" office:value="208" calcext:value-type="float">
            <text:p>208</text:p>
          </table:table-cell>
          <table:table-cell table:formula="of:=  0.0005* (-[.A210] + 150 )^2  + 0.4" office:value-type="float" office:value="2.082" calcext:value-type="float">
            <text:p>2,08</text:p>
          </table:table-cell>
          <table:table-cell table:number-columns-repeated="7"/>
        </table:table-row>
        <table:table-row table:style-name="ro1">
          <table:table-cell table:formula="of:=+[.A210]+1" office:value-type="float" office:value="209" calcext:value-type="float">
            <text:p>209</text:p>
          </table:table-cell>
          <table:table-cell table:formula="of:=  0.0005* (-[.A211] + 150 )^2  + 0.4" office:value-type="float" office:value="2.1405" calcext:value-type="float">
            <text:p>2,14</text:p>
          </table:table-cell>
          <table:table-cell table:number-columns-repeated="7"/>
        </table:table-row>
        <table:table-row table:style-name="ro1">
          <table:table-cell table:formula="of:=+[.A211]+1" office:value-type="float" office:value="210" calcext:value-type="float">
            <text:p>210</text:p>
          </table:table-cell>
          <table:table-cell table:formula="of:=  0.0005* (-[.A212] + 150 )^2  + 0.4" office:value-type="float" office:value="2.2" calcext:value-type="float">
            <text:p>2,20</text:p>
          </table:table-cell>
          <table:table-cell table:number-columns-repeated="7"/>
        </table:table-row>
        <table:table-row table:style-name="ro1">
          <table:table-cell table:formula="of:=+[.A212]+1" office:value-type="float" office:value="211" calcext:value-type="float">
            <text:p>211</text:p>
          </table:table-cell>
          <table:table-cell table:formula="of:=  0.0005* (-[.A213] + 150 )^2  + 0.4" office:value-type="float" office:value="2.2605" calcext:value-type="float">
            <text:p>2,26</text:p>
          </table:table-cell>
          <table:table-cell table:number-columns-repeated="7"/>
        </table:table-row>
        <table:table-row table:style-name="ro1">
          <table:table-cell table:formula="of:=+[.A213]+1" office:value-type="float" office:value="212" calcext:value-type="float">
            <text:p>212</text:p>
          </table:table-cell>
          <table:table-cell table:formula="of:=  0.0005* (-[.A214] + 150 )^2  + 0.4" office:value-type="float" office:value="2.322" calcext:value-type="float">
            <text:p>2,32</text:p>
          </table:table-cell>
          <table:table-cell table:number-columns-repeated="7"/>
        </table:table-row>
        <table:table-row table:style-name="ro1">
          <table:table-cell table:formula="of:=+[.A214]+1" office:value-type="float" office:value="213" calcext:value-type="float">
            <text:p>213</text:p>
          </table:table-cell>
          <table:table-cell table:formula="of:=  0.0005* (-[.A215] + 150 )^2  + 0.4" office:value-type="float" office:value="2.3845" calcext:value-type="float">
            <text:p>2,3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15]+1" office:value-type="float" office:value="214" calcext:value-type="float">
            <text:p>214</text:p>
          </table:table-cell>
          <table:table-cell table:formula="of:=  0.0005* (-[.A216] + 150 )^2  + 0.4" office:value-type="float" office:value="2.448" calcext:value-type="float">
            <text:p>2,4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16]+1" office:value-type="float" office:value="215" calcext:value-type="float">
            <text:p>215</text:p>
          </table:table-cell>
          <table:table-cell table:formula="of:=  0.0005* (-[.A217] + 150 )^2  + 0.4" office:value-type="float" office:value="2.5125" calcext:value-type="float">
            <text:p>2,5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17]+1" office:value-type="float" office:value="216" calcext:value-type="float">
            <text:p>216</text:p>
          </table:table-cell>
          <table:table-cell table:formula="of:=  0.0005* (-[.A218] + 150 )^2  + 0.4" office:value-type="float" office:value="2.578" calcext:value-type="float">
            <text:p>2,5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18]+1" office:value-type="float" office:value="217" calcext:value-type="float">
            <text:p>217</text:p>
          </table:table-cell>
          <table:table-cell table:formula="of:=  0.0005* (-[.A219] + 150 )^2  + 0.4" office:value-type="float" office:value="2.6445" calcext:value-type="float">
            <text:p>2,6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19]+1" office:value-type="float" office:value="218" calcext:value-type="float">
            <text:p>218</text:p>
          </table:table-cell>
          <table:table-cell table:formula="of:=  0.0005* (-[.A220] + 150 )^2  + 0.4" office:value-type="float" office:value="2.712" calcext:value-type="float">
            <text:p>2,7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0]+1" office:value-type="float" office:value="219" calcext:value-type="float">
            <text:p>219</text:p>
          </table:table-cell>
          <table:table-cell table:formula="of:=  0.0005* (-[.A221] + 150 )^2  + 0.4" office:value-type="float" office:value="2.7805" calcext:value-type="float">
            <text:p>2,7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1]+1" office:value-type="float" office:value="220" calcext:value-type="float">
            <text:p>220</text:p>
          </table:table-cell>
          <table:table-cell table:formula="of:=  0.0005* (-[.A222] + 150 )^2  + 0.4" office:value-type="float" office:value="2.85" calcext:value-type="float">
            <text:p>2,8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2]+1" office:value-type="float" office:value="221" calcext:value-type="float">
            <text:p>221</text:p>
          </table:table-cell>
          <table:table-cell table:formula="of:=  0.0005* (-[.A223] + 150 )^2  + 0.4" office:value-type="float" office:value="2.9205" calcext:value-type="float">
            <text:p>2,9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3]+1" office:value-type="float" office:value="222" calcext:value-type="float">
            <text:p>222</text:p>
          </table:table-cell>
          <table:table-cell table:formula="of:=  0.0005* (-[.A224] + 150 )^2  + 0.4" office:value-type="float" office:value="2.992" calcext:value-type="float">
            <text:p>2,99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4]+1" office:value-type="float" office:value="223" calcext:value-type="float">
            <text:p>223</text:p>
          </table:table-cell>
          <table:table-cell table:formula="of:=  0.0005* (-[.A225] + 150 )^2  + 0.4" office:value-type="float" office:value="3.0645" calcext:value-type="float">
            <text:p>3,0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5]+1" office:value-type="float" office:value="224" calcext:value-type="float">
            <text:p>224</text:p>
          </table:table-cell>
          <table:table-cell table:formula="of:=  0.0005* (-[.A226] + 150 )^2  + 0.4" office:value-type="float" office:value="3.138" calcext:value-type="float">
            <text:p>3,1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6]+1" office:value-type="float" office:value="225" calcext:value-type="float">
            <text:p>225</text:p>
          </table:table-cell>
          <table:table-cell table:formula="of:=  0.0005* (-[.A227] + 150 )^2  + 0.4" office:value-type="float" office:value="3.2125" calcext:value-type="float">
            <text:p>3,2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7]+1" office:value-type="float" office:value="226" calcext:value-type="float">
            <text:p>226</text:p>
          </table:table-cell>
          <table:table-cell table:formula="of:=  0.0005* (-[.A228] + 150 )^2  + 0.4" office:value-type="float" office:value="3.288" calcext:value-type="float">
            <text:p>3,29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8]+1" office:value-type="float" office:value="227" calcext:value-type="float">
            <text:p>227</text:p>
          </table:table-cell>
          <table:table-cell table:formula="of:=  0.0005* (-[.A229] + 150 )^2  + 0.4" office:value-type="float" office:value="3.3645" calcext:value-type="float">
            <text:p>3,3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29]+1" office:value-type="float" office:value="228" calcext:value-type="float">
            <text:p>228</text:p>
          </table:table-cell>
          <table:table-cell table:formula="of:=  0.0005* (-[.A230] + 150 )^2  + 0.4" office:value-type="float" office:value="3.442" calcext:value-type="float">
            <text:p>3,4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0]+1" office:value-type="float" office:value="229" calcext:value-type="float">
            <text:p>229</text:p>
          </table:table-cell>
          <table:table-cell table:formula="of:=  0.0005* (-[.A231] + 150 )^2  + 0.4" office:value-type="float" office:value="3.5205" calcext:value-type="float">
            <text:p>3,5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1]+1" office:value-type="float" office:value="230" calcext:value-type="float">
            <text:p>230</text:p>
          </table:table-cell>
          <table:table-cell table:formula="of:=  0.0005* (-[.A232] + 150 )^2  + 0.4" office:value-type="float" office:value="3.6" calcext:value-type="float">
            <text:p>3,6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2]+1" office:value-type="float" office:value="231" calcext:value-type="float">
            <text:p>231</text:p>
          </table:table-cell>
          <table:table-cell table:formula="of:=  0.0005* (-[.A233] + 150 )^2  + 0.4" office:value-type="float" office:value="3.6805" calcext:value-type="float">
            <text:p>3,6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3]+1" office:value-type="float" office:value="232" calcext:value-type="float">
            <text:p>232</text:p>
          </table:table-cell>
          <table:table-cell table:formula="of:=  0.0005* (-[.A234] + 150 )^2  + 0.4" office:value-type="float" office:value="3.762" calcext:value-type="float">
            <text:p>3,7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4]+1" office:value-type="float" office:value="233" calcext:value-type="float">
            <text:p>233</text:p>
          </table:table-cell>
          <table:table-cell table:formula="of:=  0.0005* (-[.A235] + 150 )^2  + 0.4" office:value-type="float" office:value="3.8445" calcext:value-type="float">
            <text:p>3,8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5]+1" office:value-type="float" office:value="234" calcext:value-type="float">
            <text:p>234</text:p>
          </table:table-cell>
          <table:table-cell table:formula="of:=  0.0005* (-[.A236] + 150 )^2  + 0.4" office:value-type="float" office:value="3.928" calcext:value-type="float">
            <text:p>3,93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6]+1" office:value-type="float" office:value="235" calcext:value-type="float">
            <text:p>235</text:p>
          </table:table-cell>
          <table:table-cell table:formula="of:=  0.0005* (-[.A237] + 150 )^2  + 0.4" office:value-type="float" office:value="4.0125" calcext:value-type="float">
            <text:p>4,0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7]+1" office:value-type="float" office:value="236" calcext:value-type="float">
            <text:p>236</text:p>
          </table:table-cell>
          <table:table-cell table:formula="of:=  0.0005* (-[.A238] + 150 )^2  + 0.4" office:value-type="float" office:value="4.098" calcext:value-type="float">
            <text:p>4,1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8]+1" office:value-type="float" office:value="237" calcext:value-type="float">
            <text:p>237</text:p>
          </table:table-cell>
          <table:table-cell table:formula="of:=  0.0005* (-[.A239] + 150 )^2  + 0.4" office:value-type="float" office:value="4.1845" calcext:value-type="float">
            <text:p>4,1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39]+1" office:value-type="float" office:value="238" calcext:value-type="float">
            <text:p>238</text:p>
          </table:table-cell>
          <table:table-cell table:formula="of:=  0.0005* (-[.A240] + 150 )^2  + 0.4" office:value-type="float" office:value="4.272" calcext:value-type="float">
            <text:p>4,27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0]+1" office:value-type="float" office:value="239" calcext:value-type="float">
            <text:p>239</text:p>
          </table:table-cell>
          <table:table-cell table:formula="of:=  0.0005* (-[.A241] + 150 )^2  + 0.4" office:value-type="float" office:value="4.3605" calcext:value-type="float">
            <text:p>4,3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1]+1" office:value-type="float" office:value="240" calcext:value-type="float">
            <text:p>240</text:p>
          </table:table-cell>
          <table:table-cell table:formula="of:=  0.0005* (-[.A242] + 150 )^2  + 0.4" office:value-type="float" office:value="4.45" calcext:value-type="float">
            <text:p>4,4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2]+1" office:value-type="float" office:value="241" calcext:value-type="float">
            <text:p>241</text:p>
          </table:table-cell>
          <table:table-cell table:formula="of:=  0.0005* (-[.A243] + 150 )^2  + 0.4" office:value-type="float" office:value="4.5405" calcext:value-type="float">
            <text:p>4,5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3]+1" office:value-type="float" office:value="242" calcext:value-type="float">
            <text:p>242</text:p>
          </table:table-cell>
          <table:table-cell table:formula="of:=  0.0005* (-[.A244] + 150 )^2  + 0.4" office:value-type="float" office:value="4.632" calcext:value-type="float">
            <text:p>4,63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4]+1" office:value-type="float" office:value="243" calcext:value-type="float">
            <text:p>243</text:p>
          </table:table-cell>
          <table:table-cell table:formula="of:=  0.0005* (-[.A245] + 150 )^2  + 0.4" office:value-type="float" office:value="4.7245" calcext:value-type="float">
            <text:p>4,7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5]+1" office:value-type="float" office:value="244" calcext:value-type="float">
            <text:p>244</text:p>
          </table:table-cell>
          <table:table-cell table:formula="of:=  0.0005* (-[.A246] + 150 )^2  + 0.4" office:value-type="float" office:value="4.818" calcext:value-type="float">
            <text:p>4,8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6]+1" office:value-type="float" office:value="245" calcext:value-type="float">
            <text:p>245</text:p>
          </table:table-cell>
          <table:table-cell table:formula="of:=  0.0005* (-[.A247] + 150 )^2  + 0.4" office:value-type="float" office:value="4.9125" calcext:value-type="float">
            <text:p>4,9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7]+1" office:value-type="float" office:value="246" calcext:value-type="float">
            <text:p>246</text:p>
          </table:table-cell>
          <table:table-cell table:formula="of:=  0.0005* (-[.A248] + 150 )^2  + 0.4" office:value-type="float" office:value="5.008" calcext:value-type="float">
            <text:p>5,0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8]+1" office:value-type="float" office:value="247" calcext:value-type="float">
            <text:p>247</text:p>
          </table:table-cell>
          <table:table-cell table:formula="of:=  0.0005* (-[.A249] + 150 )^2  + 0.4" office:value-type="float" office:value="5.1045" calcext:value-type="float">
            <text:p>5,1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49]+1" office:value-type="float" office:value="248" calcext:value-type="float">
            <text:p>248</text:p>
          </table:table-cell>
          <table:table-cell table:formula="of:=  0.0005* (-[.A250] + 150 )^2  + 0.4" office:value-type="float" office:value="5.202" calcext:value-type="float">
            <text:p>5,2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0]+1" office:value-type="float" office:value="249" calcext:value-type="float">
            <text:p>249</text:p>
          </table:table-cell>
          <table:table-cell table:formula="of:=  0.0005* (-[.A251] + 150 )^2  + 0.4" office:value-type="float" office:value="5.3005" calcext:value-type="float">
            <text:p>5,3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1]+1" office:value-type="float" office:value="250" calcext:value-type="float">
            <text:p>250</text:p>
          </table:table-cell>
          <table:table-cell table:formula="of:=  0.0005* (-[.A252] + 150 )^2  + 0.4" office:value-type="float" office:value="5.4" calcext:value-type="float">
            <text:p>5,4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2]+1" office:value-type="float" office:value="251" calcext:value-type="float">
            <text:p>251</text:p>
          </table:table-cell>
          <table:table-cell table:formula="of:=  0.0005* (-[.A253] + 150 )^2  + 0.4" office:value-type="float" office:value="5.5005" calcext:value-type="float">
            <text:p>5,5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3]+1" office:value-type="float" office:value="252" calcext:value-type="float">
            <text:p>252</text:p>
          </table:table-cell>
          <table:table-cell table:formula="of:=  0.0005* (-[.A254] + 150 )^2  + 0.4" office:value-type="float" office:value="5.602" calcext:value-type="float">
            <text:p>5,6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4]+1" office:value-type="float" office:value="253" calcext:value-type="float">
            <text:p>253</text:p>
          </table:table-cell>
          <table:table-cell table:formula="of:=  0.0005* (-[.A255] + 150 )^2  + 0.4" office:value-type="float" office:value="5.7045" calcext:value-type="float">
            <text:p>5,7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5]+1" office:value-type="float" office:value="254" calcext:value-type="float">
            <text:p>254</text:p>
          </table:table-cell>
          <table:table-cell table:formula="of:=  0.0005* (-[.A256] + 150 )^2  + 0.4" office:value-type="float" office:value="5.808" calcext:value-type="float">
            <text:p>5,8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6]+1" office:value-type="float" office:value="255" calcext:value-type="float">
            <text:p>255</text:p>
          </table:table-cell>
          <table:table-cell table:formula="of:=  0.0005* (-[.A257] + 150 )^2  + 0.4" office:value-type="float" office:value="5.9125" calcext:value-type="float">
            <text:p>5,9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7]+1" office:value-type="float" office:value="256" calcext:value-type="float">
            <text:p>256</text:p>
          </table:table-cell>
          <table:table-cell table:formula="of:=  0.0005* (-[.A258] + 150 )^2  + 0.4" office:value-type="float" office:value="6.018" calcext:value-type="float">
            <text:p>6,0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8]+1" office:value-type="float" office:value="257" calcext:value-type="float">
            <text:p>257</text:p>
          </table:table-cell>
          <table:table-cell table:formula="of:=  0.0005* (-[.A259] + 150 )^2  + 0.4" office:value-type="float" office:value="6.1245" calcext:value-type="float">
            <text:p>6,1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59]+1" office:value-type="float" office:value="258" calcext:value-type="float">
            <text:p>258</text:p>
          </table:table-cell>
          <table:table-cell table:formula="of:=  0.0005* (-[.A260] + 150 )^2  + 0.4" office:value-type="float" office:value="6.232" calcext:value-type="float">
            <text:p>6,23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0]+1" office:value-type="float" office:value="259" calcext:value-type="float">
            <text:p>259</text:p>
          </table:table-cell>
          <table:table-cell table:formula="of:=  0.0005* (-[.A261] + 150 )^2  + 0.4" office:value-type="float" office:value="6.3405" calcext:value-type="float">
            <text:p>6,3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1]+1" office:value-type="float" office:value="260" calcext:value-type="float">
            <text:p>260</text:p>
          </table:table-cell>
          <table:table-cell table:formula="of:=  0.0005* (-[.A262] + 150 )^2  + 0.4" office:value-type="float" office:value="6.45" calcext:value-type="float">
            <text:p>6,4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2]+1" office:value-type="float" office:value="261" calcext:value-type="float">
            <text:p>261</text:p>
          </table:table-cell>
          <table:table-cell table:formula="of:=  0.0005* (-[.A263] + 150 )^2  + 0.4" office:value-type="float" office:value="6.5605" calcext:value-type="float">
            <text:p>6,5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3]+1" office:value-type="float" office:value="262" calcext:value-type="float">
            <text:p>262</text:p>
          </table:table-cell>
          <table:table-cell table:formula="of:=  0.0005* (-[.A264] + 150 )^2  + 0.4" office:value-type="float" office:value="6.672" calcext:value-type="float">
            <text:p>6,67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4]+1" office:value-type="float" office:value="263" calcext:value-type="float">
            <text:p>263</text:p>
          </table:table-cell>
          <table:table-cell table:formula="of:=  0.0005* (-[.A265] + 150 )^2  + 0.4" office:value-type="float" office:value="6.7845" calcext:value-type="float">
            <text:p>6,7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5]+1" office:value-type="float" office:value="264" calcext:value-type="float">
            <text:p>264</text:p>
          </table:table-cell>
          <table:table-cell table:formula="of:=  0.0005* (-[.A266] + 150 )^2  + 0.4" office:value-type="float" office:value="6.898" calcext:value-type="float">
            <text:p>6,9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6]+1" office:value-type="float" office:value="265" calcext:value-type="float">
            <text:p>265</text:p>
          </table:table-cell>
          <table:table-cell table:formula="of:=  0.0005* (-[.A267] + 150 )^2  + 0.4" office:value-type="float" office:value="7.0125" calcext:value-type="float">
            <text:p>7,0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7]+1" office:value-type="float" office:value="266" calcext:value-type="float">
            <text:p>266</text:p>
          </table:table-cell>
          <table:table-cell table:formula="of:=  0.0005* (-[.A268] + 150 )^2  + 0.4" office:value-type="float" office:value="7.128" calcext:value-type="float">
            <text:p>7,13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8]+1" office:value-type="float" office:value="267" calcext:value-type="float">
            <text:p>267</text:p>
          </table:table-cell>
          <table:table-cell table:formula="of:=  0.0005* (-[.A269] + 150 )^2  + 0.4" office:value-type="float" office:value="7.2445" calcext:value-type="float">
            <text:p>7,2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69]+1" office:value-type="float" office:value="268" calcext:value-type="float">
            <text:p>268</text:p>
          </table:table-cell>
          <table:table-cell table:formula="of:=  0.0005* (-[.A270] + 150 )^2  + 0.4" office:value-type="float" office:value="7.362" calcext:value-type="float">
            <text:p>7,3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0]+1" office:value-type="float" office:value="269" calcext:value-type="float">
            <text:p>269</text:p>
          </table:table-cell>
          <table:table-cell table:formula="of:=  0.0005* (-[.A271] + 150 )^2  + 0.4" office:value-type="float" office:value="7.4805" calcext:value-type="float">
            <text:p>7,4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1]+1" office:value-type="float" office:value="270" calcext:value-type="float">
            <text:p>270</text:p>
          </table:table-cell>
          <table:table-cell table:formula="of:=  0.0005* (-[.A272] + 150 )^2  + 0.4" office:value-type="float" office:value="7.6" calcext:value-type="float">
            <text:p>7,6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2]+1" office:value-type="float" office:value="271" calcext:value-type="float">
            <text:p>271</text:p>
          </table:table-cell>
          <table:table-cell table:formula="of:=  0.0005* (-[.A273] + 150 )^2  + 0.4" office:value-type="float" office:value="7.7205" calcext:value-type="float">
            <text:p>7,7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3]+1" office:value-type="float" office:value="272" calcext:value-type="float">
            <text:p>272</text:p>
          </table:table-cell>
          <table:table-cell table:formula="of:=  0.0005* (-[.A274] + 150 )^2  + 0.4" office:value-type="float" office:value="7.842" calcext:value-type="float">
            <text:p>7,8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4]+1" office:value-type="float" office:value="273" calcext:value-type="float">
            <text:p>273</text:p>
          </table:table-cell>
          <table:table-cell table:formula="of:=  0.0005* (-[.A275] + 150 )^2  + 0.4" office:value-type="float" office:value="7.9645" calcext:value-type="float">
            <text:p>7,9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5]+1" office:value-type="float" office:value="274" calcext:value-type="float">
            <text:p>274</text:p>
          </table:table-cell>
          <table:table-cell table:formula="of:=  0.0005* (-[.A276] + 150 )^2  + 0.4" office:value-type="float" office:value="8.088" calcext:value-type="float">
            <text:p>8,09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6]+1" office:value-type="float" office:value="275" calcext:value-type="float">
            <text:p>275</text:p>
          </table:table-cell>
          <table:table-cell table:formula="of:=  0.0005* (-[.A277] + 150 )^2  + 0.4" office:value-type="float" office:value="8.2125" calcext:value-type="float">
            <text:p>8,2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7]+1" office:value-type="float" office:value="276" calcext:value-type="float">
            <text:p>276</text:p>
          </table:table-cell>
          <table:table-cell table:formula="of:=  0.0005* (-[.A278] + 150 )^2  + 0.4" office:value-type="float" office:value="8.338" calcext:value-type="float">
            <text:p>8,3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8]+1" office:value-type="float" office:value="277" calcext:value-type="float">
            <text:p>277</text:p>
          </table:table-cell>
          <table:table-cell table:formula="of:=  0.0005* (-[.A279] + 150 )^2  + 0.4" office:value-type="float" office:value="8.4645" calcext:value-type="float">
            <text:p>8,4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79]+1" office:value-type="float" office:value="278" calcext:value-type="float">
            <text:p>278</text:p>
          </table:table-cell>
          <table:table-cell table:formula="of:=  0.0005* (-[.A280] + 150 )^2  + 0.4" office:value-type="float" office:value="8.592" calcext:value-type="float">
            <text:p>8,59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0]+1" office:value-type="float" office:value="279" calcext:value-type="float">
            <text:p>279</text:p>
          </table:table-cell>
          <table:table-cell table:formula="of:=  0.0005* (-[.A281] + 150 )^2  + 0.4" office:value-type="float" office:value="8.7205" calcext:value-type="float">
            <text:p>8,7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1]+1" office:value-type="float" office:value="280" calcext:value-type="float">
            <text:p>280</text:p>
          </table:table-cell>
          <table:table-cell table:formula="of:=  0.0005* (-[.A282] + 150 )^2  + 0.4" office:value-type="float" office:value="8.85" calcext:value-type="float">
            <text:p>8,8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2]+1" office:value-type="float" office:value="281" calcext:value-type="float">
            <text:p>281</text:p>
          </table:table-cell>
          <table:table-cell table:formula="of:=  0.0005* (-[.A283] + 150 )^2  + 0.4" office:value-type="float" office:value="8.9805" calcext:value-type="float">
            <text:p>8,9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3]+1" office:value-type="float" office:value="282" calcext:value-type="float">
            <text:p>282</text:p>
          </table:table-cell>
          <table:table-cell table:formula="of:=  0.0005* (-[.A284] + 150 )^2  + 0.4" office:value-type="float" office:value="9.112" calcext:value-type="float">
            <text:p>9,1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4]+1" office:value-type="float" office:value="283" calcext:value-type="float">
            <text:p>283</text:p>
          </table:table-cell>
          <table:table-cell table:formula="of:=  0.0005* (-[.A285] + 150 )^2  + 0.4" office:value-type="float" office:value="9.2445" calcext:value-type="float">
            <text:p>9,2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5]+1" office:value-type="float" office:value="284" calcext:value-type="float">
            <text:p>284</text:p>
          </table:table-cell>
          <table:table-cell table:formula="of:=  0.0005* (-[.A286] + 150 )^2  + 0.4" office:value-type="float" office:value="9.378" calcext:value-type="float">
            <text:p>9,3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6]+1" office:value-type="float" office:value="285" calcext:value-type="float">
            <text:p>285</text:p>
          </table:table-cell>
          <table:table-cell table:formula="of:=  0.0005* (-[.A287] + 150 )^2  + 0.4" office:value-type="float" office:value="9.5125" calcext:value-type="float">
            <text:p>9,5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7]+1" office:value-type="float" office:value="286" calcext:value-type="float">
            <text:p>286</text:p>
          </table:table-cell>
          <table:table-cell table:formula="of:=  0.0005* (-[.A288] + 150 )^2  + 0.4" office:value-type="float" office:value="9.648" calcext:value-type="float">
            <text:p>9,6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8]+1" office:value-type="float" office:value="287" calcext:value-type="float">
            <text:p>287</text:p>
          </table:table-cell>
          <table:table-cell table:formula="of:=  0.0005* (-[.A289] + 150 )^2  + 0.4" office:value-type="float" office:value="9.7845" calcext:value-type="float">
            <text:p>9,7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89]+1" office:value-type="float" office:value="288" calcext:value-type="float">
            <text:p>288</text:p>
          </table:table-cell>
          <table:table-cell table:formula="of:=  0.0005* (-[.A290] + 150 )^2  + 0.4" office:value-type="float" office:value="9.922" calcext:value-type="float">
            <text:p>9,9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0]+1" office:value-type="float" office:value="289" calcext:value-type="float">
            <text:p>289</text:p>
          </table:table-cell>
          <table:table-cell table:formula="of:=  0.0005* (-[.A291] + 150 )^2  + 0.4" office:value-type="float" office:value="10.0605" calcext:value-type="float">
            <text:p>10,0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1]+1" office:value-type="float" office:value="290" calcext:value-type="float">
            <text:p>290</text:p>
          </table:table-cell>
          <table:table-cell table:formula="of:=  0.0005* (-[.A292] + 150 )^2  + 0.4" office:value-type="float" office:value="10.2" calcext:value-type="float">
            <text:p>10,2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2]+1" office:value-type="float" office:value="291" calcext:value-type="float">
            <text:p>291</text:p>
          </table:table-cell>
          <table:table-cell table:formula="of:=  0.0005* (-[.A293] + 150 )^2  + 0.4" office:value-type="float" office:value="10.3405" calcext:value-type="float">
            <text:p>10,34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3]+1" office:value-type="float" office:value="292" calcext:value-type="float">
            <text:p>292</text:p>
          </table:table-cell>
          <table:table-cell table:formula="of:=  0.0005* (-[.A294] + 150 )^2  + 0.4" office:value-type="float" office:value="10.482" calcext:value-type="float">
            <text:p>10,48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4]+1" office:value-type="float" office:value="293" calcext:value-type="float">
            <text:p>293</text:p>
          </table:table-cell>
          <table:table-cell table:formula="of:=  0.0005* (-[.A295] + 150 )^2  + 0.4" office:value-type="float" office:value="10.6245" calcext:value-type="float">
            <text:p>10,62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5]+1" office:value-type="float" office:value="294" calcext:value-type="float">
            <text:p>294</text:p>
          </table:table-cell>
          <table:table-cell table:formula="of:=  0.0005* (-[.A296] + 150 )^2  + 0.4" office:value-type="float" office:value="10.768" calcext:value-type="float">
            <text:p>10,77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6]+1" office:value-type="float" office:value="295" calcext:value-type="float">
            <text:p>295</text:p>
          </table:table-cell>
          <table:table-cell table:formula="of:=  0.0005* (-[.A297] + 150 )^2  + 0.4" office:value-type="float" office:value="10.9125" calcext:value-type="float">
            <text:p>10,91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7]+1" office:value-type="float" office:value="296" calcext:value-type="float">
            <text:p>296</text:p>
          </table:table-cell>
          <table:table-cell table:formula="of:=  0.0005* (-[.A298] + 150 )^2  + 0.4" office:value-type="float" office:value="11.058" calcext:value-type="float">
            <text:p>11,06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8]+1" office:value-type="float" office:value="297" calcext:value-type="float">
            <text:p>297</text:p>
          </table:table-cell>
          <table:table-cell table:formula="of:=  0.0005* (-[.A299] + 150 )^2  + 0.4" office:value-type="float" office:value="11.2045" calcext:value-type="float">
            <text:p>11,2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299]+1" office:value-type="float" office:value="298" calcext:value-type="float">
            <text:p>298</text:p>
          </table:table-cell>
          <table:table-cell table:formula="of:=  0.0005* (-[.A300] + 150 )^2  + 0.4" office:value-type="float" office:value="11.352" calcext:value-type="float">
            <text:p>11,3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300]+1" office:value-type="float" office:value="299" calcext:value-type="float">
            <text:p>299</text:p>
          </table:table-cell>
          <table:table-cell table:formula="of:=  0.0005* (-[.A301] + 150 )^2  + 0.4" office:value-type="float" office:value="11.5005" calcext:value-type="float">
            <text:p>11,50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>
          <table:table-cell table:formula="of:=+[.A301]+1" office:value-type="float" office:value="300" calcext:value-type="float">
            <text:p>300</text:p>
          </table:table-cell>
          <table:table-cell table:formula="of:=  0.0005* (-[.A302] + 150 )^2  + 0.4" office:value-type="float" office:value="11.65" calcext:value-type="float">
            <text:p>11,65</text:p>
          </table:table-cell>
          <table:table-cell table:number-columns-repeated="4"/>
          <table:table-cell table:style-name="ce2" table:number-columns-repeated="2"/>
          <table:table-cell table:style-name="ce4"/>
        </table:table-row>
        <table:table-row table:style-name="ro1" table:number-rows-repeated="1980">
          <table:table-cell table:number-columns-repeated="6"/>
          <table:table-cell table:style-name="ce2" table:number-columns-repeated="2"/>
          <table:table-cell table:style-name="ce4"/>
        </table:table-row>
        <table:table-row table:style-name="ro1" table:number-rows-repeated="89">
          <table:table-cell table:number-columns-repeated="9"/>
        </table:table-row>
        <table:table-row table:style-name="ro1">
          <table:table-cell table:number-columns-repeated="5"/>
          <table:table-cell table:formula="of:=+4 * 60" office:value-type="float" office:value="240" calcext:value-type="float">
            <text:p>240</text:p>
          </table:table-cell>
          <table:table-cell table:number-columns-repeated="3"/>
        </table:table-row>
        <table:table-row table:style-name="ro1" table:number-rows-repeated="104620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ergy" table:style-name="ta1">
        <table:shapes>
          <draw:frame draw:z-index="0" draw:style-name="gr1" draw:text-style-name="P1" svg:width="15.999cm" svg:height="8.999cm" svg:x="6.913cm" svg:y="0.721cm">
            <draw:object draw:notify-on-update-of-ranges="Energy.B1:Energy.B1 Energy.B2:Energy.B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crea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LOG(101 - [.A2];EXP(1))  *   0.05" office:value-type="float" office:value="0" calcext:value-type="float">
            <text:p>0</text:p>
          </table:table-cell>
        </table:table-row>
        <table:table-row table:style-name="ro1">
          <table:table-cell table:formula="of:=+[.A2]-1" office:value-type="float" office:value="99" calcext:value-type="float">
            <text:p>99</text:p>
          </table:table-cell>
          <table:table-cell table:formula="of:=+LOG(101 - [.A3];EXP(1))  *   0.05" office:value-type="float" office:value="0.0346573590279973" calcext:value-type="float">
            <text:p>0,034657359027997</text:p>
          </table:table-cell>
        </table:table-row>
        <table:table-row table:style-name="ro1">
          <table:table-cell table:formula="of:=+[.A3]-1" office:value-type="float" office:value="98" calcext:value-type="float">
            <text:p>98</text:p>
          </table:table-cell>
          <table:table-cell table:formula="of:=+LOG(101 - [.A4];EXP(1))  *   0.05" office:value-type="float" office:value="0.0549306144334055" calcext:value-type="float">
            <text:p>0,054930614433406</text:p>
          </table:table-cell>
        </table:table-row>
        <table:table-row table:style-name="ro1">
          <table:table-cell table:formula="of:=+[.A4]-1" office:value-type="float" office:value="97" calcext:value-type="float">
            <text:p>97</text:p>
          </table:table-cell>
          <table:table-cell table:formula="of:=+LOG(101 - [.A5];EXP(1))  *   0.05" office:value-type="float" office:value="0.0693147180559945" calcext:value-type="float">
            <text:p>0,069314718055995</text:p>
          </table:table-cell>
        </table:table-row>
        <table:table-row table:style-name="ro1">
          <table:table-cell table:formula="of:=+[.A5]-1" office:value-type="float" office:value="96" calcext:value-type="float">
            <text:p>96</text:p>
          </table:table-cell>
          <table:table-cell table:formula="of:=+LOG(101 - [.A6];EXP(1))  *   0.05" office:value-type="float" office:value="0.080471895621705" calcext:value-type="float">
            <text:p>0,080471895621705</text:p>
          </table:table-cell>
        </table:table-row>
        <table:table-row table:style-name="ro1">
          <table:table-cell table:formula="of:=+[.A6]-1" office:value-type="float" office:value="95" calcext:value-type="float">
            <text:p>95</text:p>
          </table:table-cell>
          <table:table-cell table:formula="of:=+LOG(101 - [.A7];EXP(1))  *   0.05" office:value-type="float" office:value="0.0895879734614027" calcext:value-type="float">
            <text:p>0,089587973461403</text:p>
          </table:table-cell>
        </table:table-row>
        <table:table-row table:style-name="ro1">
          <table:table-cell table:formula="of:=+[.A7]-1" office:value-type="float" office:value="94" calcext:value-type="float">
            <text:p>94</text:p>
          </table:table-cell>
          <table:table-cell table:formula="of:=+LOG(101 - [.A8];EXP(1))  *   0.05" office:value-type="float" office:value="0.0972955074527657" calcext:value-type="float">
            <text:p>0,097295507452766</text:p>
          </table:table-cell>
        </table:table-row>
        <table:table-row table:style-name="ro1">
          <table:table-cell table:formula="of:=+[.A8]-1" office:value-type="float" office:value="93" calcext:value-type="float">
            <text:p>93</text:p>
          </table:table-cell>
          <table:table-cell table:formula="of:=+LOG(101 - [.A9];EXP(1))  *   0.05" office:value-type="float" office:value="0.103972077083992" calcext:value-type="float">
            <text:p>0,103972077083992</text:p>
          </table:table-cell>
        </table:table-row>
        <table:table-row table:style-name="ro1">
          <table:table-cell table:formula="of:=+[.A9]-1" office:value-type="float" office:value="92" calcext:value-type="float">
            <text:p>92</text:p>
          </table:table-cell>
          <table:table-cell table:formula="of:=+LOG(101 - [.A10];EXP(1))  *   0.05" office:value-type="float" office:value="0.109861228866811" calcext:value-type="float">
            <text:p>0,109861228866811</text:p>
          </table:table-cell>
        </table:table-row>
        <table:table-row table:style-name="ro1">
          <table:table-cell table:formula="of:=+[.A10]-1" office:value-type="float" office:value="91" calcext:value-type="float">
            <text:p>91</text:p>
          </table:table-cell>
          <table:table-cell table:formula="of:=+LOG(101 - [.A11];EXP(1))  *   0.05" office:value-type="float" office:value="0.115129254649702" calcext:value-type="float">
            <text:p>0,115129254649702</text:p>
          </table:table-cell>
        </table:table-row>
        <table:table-row table:style-name="ro1">
          <table:table-cell table:formula="of:=+[.A11]-1" office:value-type="float" office:value="90" calcext:value-type="float">
            <text:p>90</text:p>
          </table:table-cell>
          <table:table-cell table:formula="of:=+LOG(101 - [.A12];EXP(1))  *   0.05" office:value-type="float" office:value="0.119894763639919" calcext:value-type="float">
            <text:p>0,119894763639919</text:p>
          </table:table-cell>
        </table:table-row>
        <table:table-row table:style-name="ro1">
          <table:table-cell table:formula="of:=+[.A12]-1" office:value-type="float" office:value="89" calcext:value-type="float">
            <text:p>89</text:p>
          </table:table-cell>
          <table:table-cell table:formula="of:=+LOG(101 - [.A13];EXP(1))  *   0.05" office:value-type="float" office:value="0.1242453324894" calcext:value-type="float">
            <text:p>0,1242453324894</text:p>
          </table:table-cell>
        </table:table-row>
        <table:table-row table:style-name="ro1">
          <table:table-cell table:formula="of:=+[.A13]-1" office:value-type="float" office:value="88" calcext:value-type="float">
            <text:p>88</text:p>
          </table:table-cell>
          <table:table-cell table:formula="of:=+LOG(101 - [.A14];EXP(1))  *   0.05" office:value-type="float" office:value="0.128247467873077" calcext:value-type="float">
            <text:p>0,128247467873077</text:p>
          </table:table-cell>
        </table:table-row>
        <table:table-row table:style-name="ro1">
          <table:table-cell table:formula="of:=+[.A14]-1" office:value-type="float" office:value="87" calcext:value-type="float">
            <text:p>87</text:p>
          </table:table-cell>
          <table:table-cell table:formula="of:=+LOG(101 - [.A15];EXP(1))  *   0.05" office:value-type="float" office:value="0.131952866480763" calcext:value-type="float">
            <text:p>0,131952866480763</text:p>
          </table:table-cell>
        </table:table-row>
        <table:table-row table:style-name="ro1">
          <table:table-cell table:formula="of:=+[.A15]-1" office:value-type="float" office:value="86" calcext:value-type="float">
            <text:p>86</text:p>
          </table:table-cell>
          <table:table-cell table:formula="of:=+LOG(101 - [.A16];EXP(1))  *   0.05" office:value-type="float" office:value="0.135402510055111" calcext:value-type="float">
            <text:p>0,135402510055111</text:p>
          </table:table-cell>
        </table:table-row>
        <table:table-row table:style-name="ro1">
          <table:table-cell table:formula="of:=+[.A16]-1" office:value-type="float" office:value="85" calcext:value-type="float">
            <text:p>85</text:p>
          </table:table-cell>
          <table:table-cell table:formula="of:=+LOG(101 - [.A17];EXP(1))  *   0.05" office:value-type="float" office:value="0.138629436111989" calcext:value-type="float">
            <text:p>0,138629436111989</text:p>
          </table:table-cell>
        </table:table-row>
        <table:table-row table:style-name="ro1">
          <table:table-cell table:formula="of:=+[.A17]-1" office:value-type="float" office:value="84" calcext:value-type="float">
            <text:p>84</text:p>
          </table:table-cell>
          <table:table-cell table:formula="of:=+LOG(101 - [.A18];EXP(1))  *   0.05" office:value-type="float" office:value="0.141660667202811" calcext:value-type="float">
            <text:p>0,141660667202811</text:p>
          </table:table-cell>
        </table:table-row>
        <table:table-row table:style-name="ro1">
          <table:table-cell table:formula="of:=+[.A18]-1" office:value-type="float" office:value="83" calcext:value-type="float">
            <text:p>83</text:p>
          </table:table-cell>
          <table:table-cell table:formula="of:=+LOG(101 - [.A19];EXP(1))  *   0.05" office:value-type="float" office:value="0.144518587894808" calcext:value-type="float">
            <text:p>0,144518587894808</text:p>
          </table:table-cell>
        </table:table-row>
        <table:table-row table:style-name="ro1">
          <table:table-cell table:formula="of:=+[.A19]-1" office:value-type="float" office:value="82" calcext:value-type="float">
            <text:p>82</text:p>
          </table:table-cell>
          <table:table-cell table:formula="of:=+LOG(101 - [.A20];EXP(1))  *   0.05" office:value-type="float" office:value="0.147221948958322" calcext:value-type="float">
            <text:p>0,147221948958322</text:p>
          </table:table-cell>
        </table:table-row>
        <table:table-row table:style-name="ro1">
          <table:table-cell table:formula="of:=+[.A20]-1" office:value-type="float" office:value="81" calcext:value-type="float">
            <text:p>81</text:p>
          </table:table-cell>
          <table:table-cell table:formula="of:=+LOG(101 - [.A21];EXP(1))  *   0.05" office:value-type="float" office:value="0.1497866136777" calcext:value-type="float">
            <text:p>0,1497866136777</text:p>
          </table:table-cell>
        </table:table-row>
        <table:table-row table:style-name="ro1">
          <table:table-cell table:formula="of:=+[.A21]-1" office:value-type="float" office:value="80" calcext:value-type="float">
            <text:p>80</text:p>
          </table:table-cell>
          <table:table-cell table:formula="of:=+LOG(101 - [.A22];EXP(1))  *   0.05" office:value-type="float" office:value="0.152226121886171" calcext:value-type="float">
            <text:p>0,152226121886171</text:p>
          </table:table-cell>
        </table:table-row>
        <table:table-row table:style-name="ro1">
          <table:table-cell table:formula="of:=+[.A22]-1" office:value-type="float" office:value="79" calcext:value-type="float">
            <text:p>79</text:p>
          </table:table-cell>
          <table:table-cell table:formula="of:=+LOG(101 - [.A23];EXP(1))  *   0.05" office:value-type="float" office:value="0.154552122667916" calcext:value-type="float">
            <text:p>0,154552122667916</text:p>
          </table:table-cell>
        </table:table-row>
        <table:table-row table:style-name="ro1">
          <table:table-cell table:formula="of:=+[.A23]-1" office:value-type="float" office:value="78" calcext:value-type="float">
            <text:p>78</text:p>
          </table:table-cell>
          <table:table-cell table:formula="of:=+LOG(101 - [.A24];EXP(1))  *   0.05" office:value-type="float" office:value="0.156774710796457" calcext:value-type="float">
            <text:p>0,156774710796457</text:p>
          </table:table-cell>
        </table:table-row>
        <table:table-row table:style-name="ro1">
          <table:table-cell table:formula="of:=+[.A24]-1" office:value-type="float" office:value="77" calcext:value-type="float">
            <text:p>77</text:p>
          </table:table-cell>
          <table:table-cell table:formula="of:=+LOG(101 - [.A25];EXP(1))  *   0.05" office:value-type="float" office:value="0.158902691517397" calcext:value-type="float">
            <text:p>0,158902691517397</text:p>
          </table:table-cell>
        </table:table-row>
        <table:table-row table:style-name="ro1">
          <table:table-cell table:formula="of:=+[.A25]-1" office:value-type="float" office:value="76" calcext:value-type="float">
            <text:p>76</text:p>
          </table:table-cell>
          <table:table-cell table:formula="of:=+LOG(101 - [.A26];EXP(1))  *   0.05" office:value-type="float" office:value="0.16094379124341" calcext:value-type="float">
            <text:p>0,16094379124341</text:p>
          </table:table-cell>
        </table:table-row>
        <table:table-row table:style-name="ro1">
          <table:table-cell table:formula="of:=+[.A26]-1" office:value-type="float" office:value="75" calcext:value-type="float">
            <text:p>75</text:p>
          </table:table-cell>
          <table:table-cell table:formula="of:=+LOG(101 - [.A27];EXP(1))  *   0.05" office:value-type="float" office:value="0.162904826901074" calcext:value-type="float">
            <text:p>0,162904826901074</text:p>
          </table:table-cell>
        </table:table-row>
        <table:table-row table:style-name="ro1">
          <table:table-cell table:formula="of:=+[.A27]-1" office:value-type="float" office:value="74" calcext:value-type="float">
            <text:p>74</text:p>
          </table:table-cell>
          <table:table-cell table:formula="of:=+LOG(101 - [.A28];EXP(1))  *   0.05" office:value-type="float" office:value="0.164791843300216" calcext:value-type="float">
            <text:p>0,164791843300216</text:p>
          </table:table-cell>
        </table:table-row>
        <table:table-row table:style-name="ro1">
          <table:table-cell table:formula="of:=+[.A28]-1" office:value-type="float" office:value="73" calcext:value-type="float">
            <text:p>73</text:p>
          </table:table-cell>
          <table:table-cell table:formula="of:=+LOG(101 - [.A29];EXP(1))  *   0.05" office:value-type="float" office:value="0.16661022550876" calcext:value-type="float">
            <text:p>0,16661022550876</text:p>
          </table:table-cell>
        </table:table-row>
        <table:table-row table:style-name="ro1">
          <table:table-cell table:formula="of:=+[.A29]-1" office:value-type="float" office:value="72" calcext:value-type="float">
            <text:p>72</text:p>
          </table:table-cell>
          <table:table-cell table:formula="of:=+LOG(101 - [.A30];EXP(1))  *   0.05" office:value-type="float" office:value="0.168364791499324" calcext:value-type="float">
            <text:p>0,168364791499324</text:p>
          </table:table-cell>
        </table:table-row>
        <table:table-row table:style-name="ro1">
          <table:table-cell table:formula="of:=+[.A30]-1" office:value-type="float" office:value="71" calcext:value-type="float">
            <text:p>71</text:p>
          </table:table-cell>
          <table:table-cell table:formula="of:=+LOG(101 - [.A31];EXP(1))  *   0.05" office:value-type="float" office:value="0.170059869083108" calcext:value-type="float">
            <text:p>0,170059869083108</text:p>
          </table:table-cell>
        </table:table-row>
        <table:table-row table:style-name="ro1">
          <table:table-cell table:formula="of:=+[.A31]-1" office:value-type="float" office:value="70" calcext:value-type="float">
            <text:p>70</text:p>
          </table:table-cell>
          <table:table-cell table:formula="of:=+LOG(101 - [.A32];EXP(1))  *   0.05" office:value-type="float" office:value="0.171699360224257" calcext:value-type="float">
            <text:p>0,171699360224257</text:p>
          </table:table-cell>
        </table:table-row>
        <table:table-row table:style-name="ro1">
          <table:table-cell table:formula="of:=+[.A32]-1" office:value-type="float" office:value="69" calcext:value-type="float">
            <text:p>69</text:p>
          </table:table-cell>
          <table:table-cell table:formula="of:=+LOG(101 - [.A33];EXP(1))  *   0.05" office:value-type="float" office:value="0.173286795139986" calcext:value-type="float">
            <text:p>0,173286795139986</text:p>
          </table:table-cell>
        </table:table-row>
        <table:table-row table:style-name="ro1">
          <table:table-cell table:formula="of:=+[.A33]-1" office:value-type="float" office:value="68" calcext:value-type="float">
            <text:p>68</text:p>
          </table:table-cell>
          <table:table-cell table:formula="of:=+LOG(101 - [.A34];EXP(1))  *   0.05" office:value-type="float" office:value="0.174825378073324" calcext:value-type="float">
            <text:p>0,174825378073324</text:p>
          </table:table-cell>
        </table:table-row>
        <table:table-row table:style-name="ro1">
          <table:table-cell table:formula="of:=+[.A34]-1" office:value-type="float" office:value="67" calcext:value-type="float">
            <text:p>67</text:p>
          </table:table-cell>
          <table:table-cell table:formula="of:=+LOG(101 - [.A35];EXP(1))  *   0.05" office:value-type="float" office:value="0.176318026230808" calcext:value-type="float">
            <text:p>0,176318026230808</text:p>
          </table:table-cell>
        </table:table-row>
        <table:table-row table:style-name="ro1">
          <table:table-cell table:formula="of:=+[.A35]-1" office:value-type="float" office:value="66" calcext:value-type="float">
            <text:p>66</text:p>
          </table:table-cell>
          <table:table-cell table:formula="of:=+LOG(101 - [.A36];EXP(1))  *   0.05" office:value-type="float" office:value="0.177767403074471" calcext:value-type="float">
            <text:p>0,177767403074471</text:p>
          </table:table-cell>
        </table:table-row>
        <table:table-row table:style-name="ro1">
          <table:table-cell table:formula="of:=+[.A36]-1" office:value-type="float" office:value="65" calcext:value-type="float">
            <text:p>65</text:p>
          </table:table-cell>
          <table:table-cell table:formula="of:=+LOG(101 - [.A37];EXP(1))  *   0.05" office:value-type="float" office:value="0.179175946922806" calcext:value-type="float">
            <text:p>0,179175946922806</text:p>
          </table:table-cell>
        </table:table-row>
        <table:table-row table:style-name="ro1">
          <table:table-cell table:formula="of:=+[.A37]-1" office:value-type="float" office:value="64" calcext:value-type="float">
            <text:p>64</text:p>
          </table:table-cell>
          <table:table-cell table:formula="of:=+LOG(101 - [.A38];EXP(1))  *   0.05" office:value-type="float" office:value="0.180545895632211" calcext:value-type="float">
            <text:p>0,180545895632211</text:p>
          </table:table-cell>
        </table:table-row>
        <table:table-row table:style-name="ro1">
          <table:table-cell table:formula="of:=+[.A38]-1" office:value-type="float" office:value="63" calcext:value-type="float">
            <text:p>63</text:p>
          </table:table-cell>
          <table:table-cell table:formula="of:=+LOG(101 - [.A39];EXP(1))  *   0.05" office:value-type="float" office:value="0.181879307986319" calcext:value-type="float">
            <text:p>0,181879307986319</text:p>
          </table:table-cell>
        </table:table-row>
        <table:table-row table:style-name="ro1">
          <table:table-cell table:formula="of:=+[.A39]-1" office:value-type="float" office:value="62" calcext:value-type="float">
            <text:p>62</text:p>
          </table:table-cell>
          <table:table-cell table:formula="of:=+LOG(101 - [.A40];EXP(1))  *   0.05" office:value-type="float" office:value="0.183178082306482" calcext:value-type="float">
            <text:p>0,183178082306482</text:p>
          </table:table-cell>
        </table:table-row>
        <table:table-row table:style-name="ro1">
          <table:table-cell table:formula="of:=+[.A40]-1" office:value-type="float" office:value="61" calcext:value-type="float">
            <text:p>61</text:p>
          </table:table-cell>
          <table:table-cell table:formula="of:=+LOG(101 - [.A41];EXP(1))  *   0.05" office:value-type="float" office:value="0.184443972705697" calcext:value-type="float">
            <text:p>0,184443972705697</text:p>
          </table:table-cell>
        </table:table-row>
        <table:table-row table:style-name="ro1">
          <table:table-cell table:formula="of:=+[.A41]-1" office:value-type="float" office:value="60" calcext:value-type="float">
            <text:p>60</text:p>
          </table:table-cell>
          <table:table-cell table:formula="of:=+LOG(101 - [.A42];EXP(1))  *   0.05" office:value-type="float" office:value="0.185678603335215" calcext:value-type="float">
            <text:p>0,185678603335215</text:p>
          </table:table-cell>
        </table:table-row>
        <table:table-row table:style-name="ro1">
          <table:table-cell table:formula="of:=+[.A42]-1" office:value-type="float" office:value="59" calcext:value-type="float">
            <text:p>59</text:p>
          </table:table-cell>
          <table:table-cell table:formula="of:=+LOG(101 - [.A43];EXP(1))  *   0.05" office:value-type="float" office:value="0.186883480914168" calcext:value-type="float">
            <text:p>0,186883480914168</text:p>
          </table:table-cell>
        </table:table-row>
        <table:table-row table:style-name="ro1">
          <table:table-cell table:formula="of:=+[.A43]-1" office:value-type="float" office:value="58" calcext:value-type="float">
            <text:p>58</text:p>
          </table:table-cell>
          <table:table-cell table:formula="of:=+LOG(101 - [.A44];EXP(1))  *   0.05" office:value-type="float" office:value="0.188060005784678" calcext:value-type="float">
            <text:p>0,188060005784678</text:p>
          </table:table-cell>
        </table:table-row>
        <table:table-row table:style-name="ro1">
          <table:table-cell table:formula="of:=+[.A44]-1" office:value-type="float" office:value="57" calcext:value-type="float">
            <text:p>57</text:p>
          </table:table-cell>
          <table:table-cell table:formula="of:=+LOG(101 - [.A45];EXP(1))  *   0.05" office:value-type="float" office:value="0.189209481695913" calcext:value-type="float">
            <text:p>0,189209481695913</text:p>
          </table:table-cell>
        </table:table-row>
        <table:table-row table:style-name="ro1">
          <table:table-cell table:formula="of:=+[.A45]-1" office:value-type="float" office:value="56" calcext:value-type="float">
            <text:p>56</text:p>
          </table:table-cell>
          <table:table-cell table:formula="of:=+LOG(101 - [.A46];EXP(1))  *   0.05" office:value-type="float" office:value="0.190333124488516" calcext:value-type="float">
            <text:p>0,190333124488516</text:p>
          </table:table-cell>
        </table:table-row>
        <table:table-row table:style-name="ro1">
          <table:table-cell table:formula="of:=+[.A46]-1" office:value-type="float" office:value="55" calcext:value-type="float">
            <text:p>55</text:p>
          </table:table-cell>
          <table:table-cell table:formula="of:=+LOG(101 - [.A47];EXP(1))  *   0.05" office:value-type="float" office:value="0.191432069824455" calcext:value-type="float">
            <text:p>0,191432069824455</text:p>
          </table:table-cell>
        </table:table-row>
        <table:table-row table:style-name="ro1">
          <table:table-cell table:formula="of:=+[.A47]-1" office:value-type="float" office:value="54" calcext:value-type="float">
            <text:p>54</text:p>
          </table:table-cell>
          <table:table-cell table:formula="of:=+LOG(101 - [.A48];EXP(1))  *   0.05" office:value-type="float" office:value="0.192507380085503" calcext:value-type="float">
            <text:p>0,192507380085503</text:p>
          </table:table-cell>
        </table:table-row>
        <table:table-row table:style-name="ro1">
          <table:table-cell table:formula="of:=+[.A48]-1" office:value-type="float" office:value="53" calcext:value-type="float">
            <text:p>53</text:p>
          </table:table-cell>
          <table:table-cell table:formula="of:=+LOG(101 - [.A49];EXP(1))  *   0.05" office:value-type="float" office:value="0.193560050545395" calcext:value-type="float">
            <text:p>0,193560050545395</text:p>
          </table:table-cell>
        </table:table-row>
        <table:table-row table:style-name="ro1">
          <table:table-cell table:formula="of:=+[.A49]-1" office:value-type="float" office:value="52" calcext:value-type="float">
            <text:p>52</text:p>
          </table:table-cell>
          <table:table-cell table:formula="of:=+LOG(101 - [.A50];EXP(1))  *   0.05" office:value-type="float" office:value="0.194591014905531" calcext:value-type="float">
            <text:p>0,194591014905531</text:p>
          </table:table-cell>
        </table:table-row>
        <table:table-row table:style-name="ro1">
          <table:table-cell table:formula="of:=+[.A50]-1" office:value-type="float" office:value="51" calcext:value-type="float">
            <text:p>51</text:p>
          </table:table-cell>
          <table:table-cell table:formula="of:=+LOG(101 - [.A51];EXP(1))  *   0.05" office:value-type="float" office:value="0.195601150271407" calcext:value-type="float">
            <text:p>0,195601150271407</text:p>
          </table:table-cell>
        </table:table-row>
        <table:table-row table:style-name="ro1">
          <table:table-cell table:formula="of:=+[.A51]-1" office:value-type="float" office:value="50" calcext:value-type="float">
            <text:p>50</text:p>
          </table:table-cell>
          <table:table-cell table:formula="of:=+LOG(101 - [.A52];EXP(1))  *   0.05" office:value-type="float" office:value="0.196591281636216" calcext:value-type="float">
            <text:p>0,196591281636216</text:p>
          </table:table-cell>
        </table:table-row>
        <table:table-row table:style-name="ro1">
          <table:table-cell table:formula="of:=+[.A52]-1" office:value-type="float" office:value="49" calcext:value-type="float">
            <text:p>49</text:p>
          </table:table-cell>
          <table:table-cell table:formula="of:=+LOG(101 - [.A53];EXP(1))  *   0.05" office:value-type="float" office:value="0.197562185929071" calcext:value-type="float">
            <text:p>0,197562185929071</text:p>
          </table:table-cell>
        </table:table-row>
        <table:table-row table:style-name="ro1">
          <table:table-cell table:formula="of:=+[.A53]-1" office:value-type="float" office:value="48" calcext:value-type="float">
            <text:p>48</text:p>
          </table:table-cell>
          <table:table-cell table:formula="of:=+LOG(101 - [.A54];EXP(1))  *   0.05" office:value-type="float" office:value="0.198514595677606" calcext:value-type="float">
            <text:p>0,198514595677606</text:p>
          </table:table-cell>
        </table:table-row>
        <table:table-row table:style-name="ro1">
          <table:table-cell table:formula="of:=+[.A54]-1" office:value-type="float" office:value="47" calcext:value-type="float">
            <text:p>47</text:p>
          </table:table-cell>
          <table:table-cell table:formula="of:=+LOG(101 - [.A55];EXP(1))  *   0.05" office:value-type="float" office:value="0.199449202328214" calcext:value-type="float">
            <text:p>0,199449202328214</text:p>
          </table:table-cell>
        </table:table-row>
        <table:table-row table:style-name="ro1">
          <table:table-cell table:formula="of:=+[.A55]-1" office:value-type="float" office:value="46" calcext:value-type="float">
            <text:p>46</text:p>
          </table:table-cell>
          <table:table-cell table:formula="of:=+LOG(101 - [.A56];EXP(1))  *   0.05" office:value-type="float" office:value="0.200366659261624" calcext:value-type="float">
            <text:p>0,200366659261624</text:p>
          </table:table-cell>
        </table:table-row>
        <table:table-row table:style-name="ro1">
          <table:table-cell table:formula="of:=+[.A56]-1" office:value-type="float" office:value="45" calcext:value-type="float">
            <text:p>45</text:p>
          </table:table-cell>
          <table:table-cell table:formula="of:=+LOG(101 - [.A57];EXP(1))  *   0.05" office:value-type="float" office:value="0.201267584536757" calcext:value-type="float">
            <text:p>0,201267584536757</text:p>
          </table:table-cell>
        </table:table-row>
        <table:table-row table:style-name="ro1">
          <table:table-cell table:formula="of:=+[.A57]-1" office:value-type="float" office:value="44" calcext:value-type="float">
            <text:p>44</text:p>
          </table:table-cell>
          <table:table-cell table:formula="of:=+LOG(101 - [.A58];EXP(1))  *   0.05" office:value-type="float" office:value="0.202152563391728" calcext:value-type="float">
            <text:p>0,202152563391728</text:p>
          </table:table-cell>
        </table:table-row>
        <table:table-row table:style-name="ro1">
          <table:table-cell table:formula="of:=+[.A58]-1" office:value-type="float" office:value="43" calcext:value-type="float">
            <text:p>43</text:p>
          </table:table-cell>
          <table:table-cell table:formula="of:=+LOG(101 - [.A59];EXP(1))  *   0.05" office:value-type="float" office:value="0.203022150527321" calcext:value-type="float">
            <text:p>0,203022150527321</text:p>
          </table:table-cell>
        </table:table-row>
        <table:table-row table:style-name="ro1">
          <table:table-cell table:formula="of:=+[.A59]-1" office:value-type="float" office:value="42" calcext:value-type="float">
            <text:p>42</text:p>
          </table:table-cell>
          <table:table-cell table:formula="of:=+LOG(101 - [.A60];EXP(1))  *   0.05" office:value-type="float" office:value="0.203876872195286" calcext:value-type="float">
            <text:p>0,203876872195286</text:p>
          </table:table-cell>
        </table:table-row>
        <table:table-row table:style-name="ro1">
          <table:table-cell table:formula="of:=+[.A60]-1" office:value-type="float" office:value="41" calcext:value-type="float">
            <text:p>41</text:p>
          </table:table-cell>
          <table:table-cell table:formula="of:=+LOG(101 - [.A61];EXP(1))  *   0.05" office:value-type="float" office:value="0.204717228111105" calcext:value-type="float">
            <text:p>0,204717228111105</text:p>
          </table:table-cell>
        </table:table-row>
        <table:table-row table:style-name="ro1">
          <table:table-cell table:formula="of:=+[.A61]-1" office:value-type="float" office:value="40" calcext:value-type="float">
            <text:p>40</text:p>
          </table:table-cell>
          <table:table-cell table:formula="of:=+LOG(101 - [.A62];EXP(1))  *   0.05" office:value-type="float" office:value="0.205543693208666" calcext:value-type="float">
            <text:p>0,205543693208666</text:p>
          </table:table-cell>
        </table:table-row>
        <table:table-row table:style-name="ro1">
          <table:table-cell table:formula="of:=+[.A62]-1" office:value-type="float" office:value="39" calcext:value-type="float">
            <text:p>39</text:p>
          </table:table-cell>
          <table:table-cell table:formula="of:=+LOG(101 - [.A63];EXP(1))  *   0.05" office:value-type="float" office:value="0.206356719252255" calcext:value-type="float">
            <text:p>0,206356719252255</text:p>
          </table:table-cell>
        </table:table-row>
        <table:table-row table:style-name="ro1">
          <table:table-cell table:formula="of:=+[.A63]-1" office:value-type="float" office:value="38" calcext:value-type="float">
            <text:p>38</text:p>
          </table:table-cell>
          <table:table-cell table:formula="of:=+LOG(101 - [.A64];EXP(1))  *   0.05" office:value-type="float" office:value="0.207156736319577" calcext:value-type="float">
            <text:p>0,207156736319577</text:p>
          </table:table-cell>
        </table:table-row>
        <table:table-row table:style-name="ro1">
          <table:table-cell table:formula="of:=+[.A64]-1" office:value-type="float" office:value="37" calcext:value-type="float">
            <text:p>37</text:p>
          </table:table-cell>
          <table:table-cell table:formula="of:=+LOG(101 - [.A65];EXP(1))  *   0.05" office:value-type="float" office:value="0.207944154167984" calcext:value-type="float">
            <text:p>0,207944154167984</text:p>
          </table:table-cell>
        </table:table-row>
        <table:table-row table:style-name="ro1">
          <table:table-cell table:formula="of:=+[.A65]-1" office:value-type="float" office:value="36" calcext:value-type="float">
            <text:p>36</text:p>
          </table:table-cell>
          <table:table-cell table:formula="of:=+LOG(101 - [.A66];EXP(1))  *   0.05" office:value-type="float" office:value="0.208719363494782" calcext:value-type="float">
            <text:p>0,208719363494782</text:p>
          </table:table-cell>
        </table:table-row>
        <table:table-row table:style-name="ro1">
          <table:table-cell table:formula="of:=+[.A66]-1" office:value-type="float" office:value="35" calcext:value-type="float">
            <text:p>35</text:p>
          </table:table-cell>
          <table:table-cell table:formula="of:=+LOG(101 - [.A67];EXP(1))  *   0.05" office:value-type="float" office:value="0.209482737101321" calcext:value-type="float">
            <text:p>0,209482737101321</text:p>
          </table:table-cell>
        </table:table-row>
        <table:table-row table:style-name="ro1">
          <table:table-cell table:formula="of:=+[.A67]-1" office:value-type="float" office:value="34" calcext:value-type="float">
            <text:p>34</text:p>
          </table:table-cell>
          <table:table-cell table:formula="of:=+LOG(101 - [.A68];EXP(1))  *   0.05" office:value-type="float" office:value="0.210234630969548" calcext:value-type="float">
            <text:p>0,210234630969548</text:p>
          </table:table-cell>
        </table:table-row>
        <table:table-row table:style-name="ro1">
          <table:table-cell table:formula="of:=+[.A68]-1" office:value-type="float" office:value="33" calcext:value-type="float">
            <text:p>33</text:p>
          </table:table-cell>
          <table:table-cell table:formula="of:=+LOG(101 - [.A69];EXP(1))  *   0.05" office:value-type="float" office:value="0.210975385258805" calcext:value-type="float">
            <text:p>0,210975385258805</text:p>
          </table:table-cell>
        </table:table-row>
        <table:table-row table:style-name="ro1">
          <table:table-cell table:formula="of:=+[.A69]-1" office:value-type="float" office:value="32" calcext:value-type="float">
            <text:p>32</text:p>
          </table:table-cell>
          <table:table-cell table:formula="of:=+LOG(101 - [.A70];EXP(1))  *   0.05" office:value-type="float" office:value="0.211705325229863" calcext:value-type="float">
            <text:p>0,211705325229863</text:p>
          </table:table-cell>
        </table:table-row>
        <table:table-row table:style-name="ro1">
          <table:table-cell table:formula="of:=+[.A70]-1" office:value-type="float" office:value="31" calcext:value-type="float">
            <text:p>31</text:p>
          </table:table-cell>
          <table:table-cell table:formula="of:=+LOG(101 - [.A71];EXP(1))  *   0.05" office:value-type="float" office:value="0.212424762102468" calcext:value-type="float">
            <text:p>0,212424762102468</text:p>
          </table:table-cell>
        </table:table-row>
        <table:table-row table:style-name="ro1">
          <table:table-cell table:formula="of:=+[.A71]-1" office:value-type="float" office:value="30" calcext:value-type="float">
            <text:p>30</text:p>
          </table:table-cell>
          <table:table-cell table:formula="of:=+LOG(101 - [.A72];EXP(1))  *   0.05" office:value-type="float" office:value="0.213133993852066" calcext:value-type="float">
            <text:p>0,213133993852066</text:p>
          </table:table-cell>
        </table:table-row>
        <table:table-row table:style-name="ro1">
          <table:table-cell table:formula="of:=+[.A72]-1" office:value-type="float" office:value="29" calcext:value-type="float">
            <text:p>29</text:p>
          </table:table-cell>
          <table:table-cell table:formula="of:=+LOG(101 - [.A73];EXP(1))  *   0.05" office:value-type="float" office:value="0.213833305950803" calcext:value-type="float">
            <text:p>0,213833305950803</text:p>
          </table:table-cell>
        </table:table-row>
        <table:table-row table:style-name="ro1">
          <table:table-cell table:formula="of:=+[.A73]-1" office:value-type="float" office:value="28" calcext:value-type="float">
            <text:p>28</text:p>
          </table:table-cell>
          <table:table-cell table:formula="of:=+LOG(101 - [.A74];EXP(1))  *   0.05" office:value-type="float" office:value="0.21452297205742" calcext:value-type="float">
            <text:p>0,21452297205742</text:p>
          </table:table-cell>
        </table:table-row>
        <table:table-row table:style-name="ro1">
          <table:table-cell table:formula="of:=+[.A74]-1" office:value-type="float" office:value="27" calcext:value-type="float">
            <text:p>27</text:p>
          </table:table-cell>
          <table:table-cell table:formula="of:=+LOG(101 - [.A75];EXP(1))  *   0.05" office:value-type="float" office:value="0.215203254660208" calcext:value-type="float">
            <text:p>0,215203254660208</text:p>
          </table:table-cell>
        </table:table-row>
        <table:table-row table:style-name="ro1">
          <table:table-cell table:formula="of:=+[.A75]-1" office:value-type="float" office:value="26" calcext:value-type="float">
            <text:p>26</text:p>
          </table:table-cell>
          <table:table-cell table:formula="of:=+LOG(101 - [.A76];EXP(1))  *   0.05" office:value-type="float" office:value="0.215874405676815" calcext:value-type="float">
            <text:p>0,215874405676815</text:p>
          </table:table-cell>
        </table:table-row>
        <table:table-row table:style-name="ro1">
          <table:table-cell table:formula="of:=+[.A76]-1" office:value-type="float" office:value="25" calcext:value-type="float">
            <text:p>25</text:p>
          </table:table-cell>
          <table:table-cell table:formula="of:=+LOG(101 - [.A77];EXP(1))  *   0.05" office:value-type="float" office:value="0.216536667014317" calcext:value-type="float">
            <text:p>0,216536667014317</text:p>
          </table:table-cell>
        </table:table-row>
        <table:table-row table:style-name="ro1">
          <table:table-cell table:formula="of:=+[.A77]-1" office:value-type="float" office:value="24" calcext:value-type="float">
            <text:p>24</text:p>
          </table:table-cell>
          <table:table-cell table:formula="of:=+LOG(101 - [.A78];EXP(1))  *   0.05" office:value-type="float" office:value="0.217190271092684" calcext:value-type="float">
            <text:p>0,217190271092684</text:p>
          </table:table-cell>
        </table:table-row>
        <table:table-row table:style-name="ro1">
          <table:table-cell table:formula="of:=+[.A78]-1" office:value-type="float" office:value="23" calcext:value-type="float">
            <text:p>23</text:p>
          </table:table-cell>
          <table:table-cell table:formula="of:=+LOG(101 - [.A79];EXP(1))  *   0.05" office:value-type="float" office:value="0.21783544133448" calcext:value-type="float">
            <text:p>0,21783544133448</text:p>
          </table:table-cell>
        </table:table-row>
        <table:table-row table:style-name="ro1">
          <table:table-cell table:formula="of:=+[.A79]-1" office:value-type="float" office:value="22" calcext:value-type="float">
            <text:p>22</text:p>
          </table:table-cell>
          <table:table-cell table:formula="of:=+LOG(101 - [.A80];EXP(1))  *   0.05" office:value-type="float" office:value="0.218472392623351" calcext:value-type="float">
            <text:p>0,218472392623351</text:p>
          </table:table-cell>
        </table:table-row>
        <table:table-row table:style-name="ro1">
          <table:table-cell table:formula="of:=+[.A80]-1" office:value-type="float" office:value="21" calcext:value-type="float">
            <text:p>21</text:p>
          </table:table-cell>
          <table:table-cell table:formula="of:=+LOG(101 - [.A81];EXP(1))  *   0.05" office:value-type="float" office:value="0.219101331733694" calcext:value-type="float">
            <text:p>0,219101331733694</text:p>
          </table:table-cell>
        </table:table-row>
        <table:table-row table:style-name="ro1">
          <table:table-cell table:formula="of:=+[.A81]-1" office:value-type="float" office:value="20" calcext:value-type="float">
            <text:p>20</text:p>
          </table:table-cell>
          <table:table-cell table:formula="of:=+LOG(101 - [.A82];EXP(1))  *   0.05" office:value-type="float" office:value="0.219722457733622" calcext:value-type="float">
            <text:p>0,219722457733622</text:p>
          </table:table-cell>
        </table:table-row>
        <table:table-row table:style-name="ro1">
          <table:table-cell table:formula="of:=+[.A82]-1" office:value-type="float" office:value="19" calcext:value-type="float">
            <text:p>19</text:p>
          </table:table-cell>
          <table:table-cell table:formula="of:=+LOG(101 - [.A83];EXP(1))  *   0.05" office:value-type="float" office:value="0.220335962363213" calcext:value-type="float">
            <text:p>0,220335962363213</text:p>
          </table:table-cell>
        </table:table-row>
        <table:table-row table:style-name="ro1">
          <table:table-cell table:formula="of:=+[.A83]-1" office:value-type="float" office:value="18" calcext:value-type="float">
            <text:p>18</text:p>
          </table:table-cell>
          <table:table-cell table:formula="of:=+LOG(101 - [.A84];EXP(1))  *   0.05" office:value-type="float" office:value="0.22094203038983" calcext:value-type="float">
            <text:p>0,22094203038983</text:p>
          </table:table-cell>
        </table:table-row>
        <table:table-row table:style-name="ro1">
          <table:table-cell table:formula="of:=+[.A84]-1" office:value-type="float" office:value="17" calcext:value-type="float">
            <text:p>17</text:p>
          </table:table-cell>
          <table:table-cell table:formula="of:=+LOG(101 - [.A85];EXP(1))  *   0.05" office:value-type="float" office:value="0.221540839942166" calcext:value-type="float">
            <text:p>0,221540839942166</text:p>
          </table:table-cell>
        </table:table-row>
        <table:table-row table:style-name="ro1">
          <table:table-cell table:formula="of:=+[.A85]-1" office:value-type="float" office:value="16" calcext:value-type="float">
            <text:p>16</text:p>
          </table:table-cell>
          <table:table-cell table:formula="of:=+LOG(101 - [.A86];EXP(1))  *   0.05" office:value-type="float" office:value="0.222132562824516" calcext:value-type="float">
            <text:p>0,222132562824516</text:p>
          </table:table-cell>
        </table:table-row>
        <table:table-row table:style-name="ro1">
          <table:table-cell table:formula="of:=+[.A86]-1" office:value-type="float" office:value="15" calcext:value-type="float">
            <text:p>15</text:p>
          </table:table-cell>
          <table:table-cell table:formula="of:=+LOG(101 - [.A87];EXP(1))  *   0.05" office:value-type="float" office:value="0.222717364812675" calcext:value-type="float">
            <text:p>0,222717364812675</text:p>
          </table:table-cell>
        </table:table-row>
        <table:table-row table:style-name="ro1">
          <table:table-cell table:formula="of:=+[.A87]-1" office:value-type="float" office:value="14" calcext:value-type="float">
            <text:p>14</text:p>
          </table:table-cell>
          <table:table-cell table:formula="of:=+LOG(101 - [.A88];EXP(1))  *   0.05" office:value-type="float" office:value="0.223295405932729" calcext:value-type="float">
            <text:p>0,223295405932729</text:p>
          </table:table-cell>
        </table:table-row>
        <table:table-row table:style-name="ro1">
          <table:table-cell table:formula="of:=+[.A88]-1" office:value-type="float" office:value="13" calcext:value-type="float">
            <text:p>13</text:p>
          </table:table-cell>
          <table:table-cell table:formula="of:=+LOG(101 - [.A89];EXP(1))  *   0.05" office:value-type="float" office:value="0.22386684072391" calcext:value-type="float">
            <text:p>0,22386684072391</text:p>
          </table:table-cell>
        </table:table-row>
        <table:table-row table:style-name="ro1">
          <table:table-cell table:formula="of:=+[.A89]-1" office:value-type="float" office:value="12" calcext:value-type="float">
            <text:p>12</text:p>
          </table:table-cell>
          <table:table-cell table:formula="of:=+LOG(101 - [.A90];EXP(1))  *   0.05" office:value-type="float" office:value="0.224431818486607" calcext:value-type="float">
            <text:p>0,224431818486607</text:p>
          </table:table-cell>
        </table:table-row>
        <table:table-row table:style-name="ro1">
          <table:table-cell table:formula="of:=+[.A90]-1" office:value-type="float" office:value="11" calcext:value-type="float">
            <text:p>11</text:p>
          </table:table-cell>
          <table:table-cell table:formula="of:=+LOG(101 - [.A91];EXP(1))  *   0.05" office:value-type="float" office:value="0.224990483516513" calcext:value-type="float">
            <text:p>0,224990483516513</text:p>
          </table:table-cell>
        </table:table-row>
        <table:table-row table:style-name="ro1">
          <table:table-cell table:formula="of:=+[.A91]-1" office:value-type="float" office:value="10" calcext:value-type="float">
            <text:p>10</text:p>
          </table:table-cell>
          <table:table-cell table:formula="of:=+LOG(101 - [.A92];EXP(1))  *   0.05" office:value-type="float" office:value="0.225542975325842" calcext:value-type="float">
            <text:p>0,225542975325842</text:p>
          </table:table-cell>
        </table:table-row>
        <table:table-row table:style-name="ro1">
          <table:table-cell table:formula="of:=+[.A92]-1" office:value-type="float" office:value="9" calcext:value-type="float">
            <text:p>9</text:p>
          </table:table-cell>
          <table:table-cell table:formula="of:=+LOG(101 - [.A93];EXP(1))  *   0.05" office:value-type="float" office:value="0.226089428852452" calcext:value-type="float">
            <text:p>0,226089428852452</text:p>
          </table:table-cell>
        </table:table-row>
        <table:table-row table:style-name="ro1">
          <table:table-cell table:formula="of:=+[.A93]-1" office:value-type="float" office:value="8" calcext:value-type="float">
            <text:p>8</text:p>
          </table:table-cell>
          <table:table-cell table:formula="of:=+LOG(101 - [.A94];EXP(1))  *   0.05" office:value-type="float" office:value="0.226629974657663" calcext:value-type="float">
            <text:p>0,226629974657663</text:p>
          </table:table-cell>
        </table:table-row>
        <table:table-row table:style-name="ro1">
          <table:table-cell table:formula="of:=+[.A94]-1" office:value-type="float" office:value="7" calcext:value-type="float">
            <text:p>7</text:p>
          </table:table-cell>
          <table:table-cell table:formula="of:=+LOG(101 - [.A95];EXP(1))  *   0.05" office:value-type="float" office:value="0.2271647391135" calcext:value-type="float">
            <text:p>0,2271647391135</text:p>
          </table:table-cell>
        </table:table-row>
        <table:table-row table:style-name="ro1">
          <table:table-cell table:formula="of:=+[.A95]-1" office:value-type="float" office:value="6" calcext:value-type="float">
            <text:p>6</text:p>
          </table:table-cell>
          <table:table-cell table:formula="of:=+LOG(101 - [.A96];EXP(1))  *   0.05" office:value-type="float" office:value="0.227693844580027" calcext:value-type="float">
            <text:p>0,227693844580027</text:p>
          </table:table-cell>
        </table:table-row>
        <table:table-row table:style-name="ro1">
          <table:table-cell table:formula="of:=+[.A96]-1" office:value-type="float" office:value="5" calcext:value-type="float">
            <text:p>5</text:p>
          </table:table-cell>
          <table:table-cell table:formula="of:=+LOG(101 - [.A97];EXP(1))  *   0.05" office:value-type="float" office:value="0.228217409573392" calcext:value-type="float">
            <text:p>0,228217409573392</text:p>
          </table:table-cell>
        </table:table-row>
        <table:table-row table:style-name="ro1">
          <table:table-cell table:formula="of:=+[.A97]-1" office:value-type="float" office:value="4" calcext:value-type="float">
            <text:p>4</text:p>
          </table:table-cell>
          <table:table-cell table:formula="of:=+LOG(101 - [.A98];EXP(1))  *   0.05" office:value-type="float" office:value="0.228735548925169" calcext:value-type="float">
            <text:p>0,228735548925169</text:p>
          </table:table-cell>
        </table:table-row>
        <table:table-row table:style-name="ro1">
          <table:table-cell table:formula="of:=+[.A98]-1" office:value-type="float" office:value="3" calcext:value-type="float">
            <text:p>3</text:p>
          </table:table-cell>
          <table:table-cell table:formula="of:=+LOG(101 - [.A99];EXP(1))  *   0.05" office:value-type="float" office:value="0.229248373933529" calcext:value-type="float">
            <text:p>0,229248373933529</text:p>
          </table:table-cell>
        </table:table-row>
        <table:table-row table:style-name="ro1">
          <table:table-cell table:formula="of:=+[.A99]-1" office:value-type="float" office:value="2" calcext:value-type="float">
            <text:p>2</text:p>
          </table:table-cell>
          <table:table-cell table:formula="of:=+LOG(101 - [.A100];EXP(1))  *   0.05" office:value-type="float" office:value="0.229755992506729" calcext:value-type="float">
            <text:p>0,229755992506729</text:p>
          </table:table-cell>
        </table:table-row>
        <table:table-row table:style-name="ro1">
          <table:table-cell table:formula="of:=+[.A100]-1" office:value-type="float" office:value="1" calcext:value-type="float">
            <text:p>1</text:p>
          </table:table-cell>
          <table:table-cell table:formula="of:=+LOG(101 - [.A101];EXP(1))  *   0.05" office:value-type="float" office:value="0.230258509299405" calcext:value-type="float">
            <text:p>0,230258509299405</text:p>
          </table:table-cell>
        </table:table-row>
        <table:table-row table:style-name="ro1">
          <table:table-cell table:formula="of:=+[.A101]-1" office:value-type="float" office:value="0" calcext:value-type="float">
            <text:p>0</text:p>
          </table:table-cell>
          <table:table-cell table:formula="of:=+LOG(101 - [.A102];EXP(1))  *   0.05" office:value-type="float" office:value="0.230756025842063" calcext:value-type="float">
            <text:p>0,230756025842063</text:p>
          </table:table-cell>
        </table:table-row>
        <table:table-row table:style-name="ro1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ed" table:style-name="ta1">
        <table:shapes>
          <draw:frame draw:z-index="0" draw:style-name="gr1" draw:text-style-name="P1" svg:width="15.999cm" svg:height="8.999cm" svg:x="6.835cm" svg:y="0.194cm">
            <draw:object draw:notify-on-update-of-ranges="Speed.B1:Speed.B1 Speed.B2:Speed.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Incre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3 -[.A2]*0.06" office:value-type="float" office:value="0.3" calcext:value-type="float">
            <text:p>0,3</text:p>
          </table:table-cell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formula="of:=0.3 -[.A3]*0.06" office:value-type="float" office:value="0.24" calcext:value-type="float">
            <text:p>0,24</text:p>
          </table:table-cell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formula="of:=0.3 -[.A4]*0.06" office:value-type="float" office:value="0.18" calcext:value-type="float">
            <text:p>0,18</text:p>
          </table:table-cell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formula="of:=0.3 -[.A5]*0.06" office:value-type="float" office:value="0.12" calcext:value-type="float">
            <text:p>0,12</text:p>
          </table:table-cell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formula="of:=0.3 -[.A6]*0.06" office:value-type="float" office:value="0.06" calcext:value-type="float">
            <text:p>0,06</text:p>
          </table:table-cell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0.3 -[.A7]*0.06" office:value-type="float" office:value="0" calcext:value-type="float">
            <text:p>0</text:p>
          </table:table-cell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formula="of:=0.3 -[.A8]*0.06" office:value-type="float" office:value="-0.06" calcext:value-type="float">
            <text:p>-0,06</text:p>
          </table:table-cell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formula="of:=0.3 -[.A9]*0.06" office:value-type="float" office:value="-0.12" calcext:value-type="float">
            <text:p>-0,12</text:p>
          </table:table-cell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0.3 -[.A10]*0.06" office:value-type="float" office:value="-0.18" calcext:value-type="float">
            <text:p>-0,18</text:p>
          </table:table-cell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formula="of:=0.3 -[.A11]*0.06" office:value-type="float" office:value="-0.24" calcext:value-type="float">
            <text:p>-0,24</text:p>
          </table:table-cell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formula="of:=0.3 -[.A12]*0.06" office:value-type="float" office:value="-0.3" calcext:value-type="float">
            <text:p>-0,3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xperience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Incre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2 - ([.A2] - 1)*0.2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2 - ([.A3] - 1)*0.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2 - ([.A4] - 1)*0.2" office:value-type="float" office:value="-0.2" calcext:value-type="float">
            <text:p>-0,2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6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1:47:26.95614690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2:05:59.041407300</meta:creation-date>
    <dc:date>2021-03-21T23:27:08.205459988</dc:date>
    <meta:editing-duration>PT19M14S</meta:editing-duration>
    <meta:editing-cycles>2</meta:editing-cycles>
    <meta:generator>LibreOffice/7.0.3.1$Linux_X86_64 LibreOffice_project/00$Build-1</meta:generator>
    <meta:document-statistic meta:table-count="4" meta:cell-count="84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58cm" svg:y="4.201cm" style:legend-expansion="high" chart:style-name="ch2"/>
        <chart:plot-area chart:style-name="ch3" table:cell-range-address="Arrivals.B1:Arrivals.B302" chart:data-source-has-labels="row" svg:x="0.32cm" svg:y="0.18cm" svg:width="12.118cm" svg:height="8.64cm">
          <chart:coordinate-region svg:x="1.418cm" svg:y="0.301cm" svg:width="11.0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rivals.B2:Arrivals.B302" chart:label-cell-address="Arrivals.B1:Arrivals.B1" chart:class="chart:bar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arrival [min]</text:p>
                <draw:g>
                  <svg:desc>Arrivals.B1:Arrival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5">
                <text:p>11.65</text:p>
                <draw:g>
                  <svg:desc>Arrivals.B2:Arrivals.B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005">
                <text:p>11.5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52">
                <text:p>11.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045">
                <text:p>11.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058">
                <text:p>11.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125">
                <text:p>10.9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768">
                <text:p>10.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245">
                <text:p>10.6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82">
                <text:p>10.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405">
                <text:p>10.3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605">
                <text:p>10.0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22">
                <text:p>9.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45">
                <text:p>9.7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125">
                <text:p>9.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78">
                <text:p>9.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2445">
                <text:p>9.2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9805">
                <text:p>8.9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205">
                <text:p>8.7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592">
                <text:p>8.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645">
                <text:p>8.4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38">
                <text:p>8.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125">
                <text:p>8.2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645">
                <text:p>7.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42">
                <text:p>7.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205">
                <text:p>7.7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4805">
                <text:p>7.4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62">
                <text:p>7.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445">
                <text:p>7.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25">
                <text:p>7.0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845">
                <text:p>6.7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605">
                <text:p>6.5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405">
                <text:p>6.3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32">
                <text:p>6.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245">
                <text:p>6.1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018">
                <text:p>6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125">
                <text:p>5.9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045">
                <text:p>5.7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02">
                <text:p>5.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005">
                <text:p>5.5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005">
                <text:p>5.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045">
                <text:p>5.1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08">
                <text:p>5.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125">
                <text:p>4.9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245">
                <text:p>4.7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405">
                <text:p>4.5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605">
                <text:p>4.3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72">
                <text:p>4.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845">
                <text:p>4.18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125">
                <text:p>4.0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445">
                <text:p>3.8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62">
                <text:p>3.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805">
                <text:p>3.6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205">
                <text:p>3.5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645">
                <text:p>3.3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645">
                <text:p>3.0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205">
                <text:p>2.9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805">
                <text:p>2.7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445">
                <text:p>2.6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125">
                <text:p>2.5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845">
                <text:p>2.38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605">
                <text:p>2.2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405">
                <text:p>2.1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045">
                <text:p>1.8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005">
                <text:p>1.7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005">
                <text:p>1.6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045">
                <text:p>1.5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25">
                <text:p>1.4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245">
                <text:p>1.3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405">
                <text:p>1.24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605">
                <text:p>1.16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25">
                <text:p>1.0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05">
                <text:p>0.8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205">
                <text:p>0.8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645">
                <text:p>0.7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645">
                <text:p>0.66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205">
                <text:p>0.6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805">
                <text:p>0.58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845">
                <text:p>0.48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05">
                <text:p>0.4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05">
                <text:p>0.44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45">
                <text:p>0.4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045">
                <text:p>0.40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045">
                <text:p>0.40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45">
                <text:p>0.4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05">
                <text:p>0.44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05">
                <text:p>0.4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45">
                <text:p>0.48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805">
                <text:p>0.5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205">
                <text:p>0.6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45">
                <text:p>0.6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45">
                <text:p>0.7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205">
                <text:p>0.8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05">
                <text:p>0.8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25">
                <text:p>1.0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605">
                <text:p>1.16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405">
                <text:p>1.2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45">
                <text:p>1.3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125">
                <text:p>1.4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45">
                <text:p>1.5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005">
                <text:p>1.60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005">
                <text:p>1.7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045">
                <text:p>1.80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58">
                <text:p>1.8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405">
                <text:p>2.14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605">
                <text:p>2.26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845">
                <text:p>2.38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125">
                <text:p>2.5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6445">
                <text:p>2.64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805">
                <text:p>2.7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205">
                <text:p>2.9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645">
                <text:p>3.06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645">
                <text:p>3.3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442">
                <text:p>3.4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205">
                <text:p>3.5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805">
                <text:p>3.6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762">
                <text:p>3.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445">
                <text:p>3.8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0125">
                <text:p>4.0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845">
                <text:p>4.1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72">
                <text:p>4.2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3605">
                <text:p>4.36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5405">
                <text:p>4.54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245">
                <text:p>4.7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125">
                <text:p>4.9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008">
                <text:p>5.0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1045">
                <text:p>5.10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3005">
                <text:p>5.3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005">
                <text:p>5.5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602">
                <text:p>5.6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045">
                <text:p>5.70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9125">
                <text:p>5.9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18">
                <text:p>6.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1245">
                <text:p>6.12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232">
                <text:p>6.2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405">
                <text:p>6.34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605">
                <text:p>6.56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7845">
                <text:p>6.7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0125">
                <text:p>7.0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2445">
                <text:p>7.2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362">
                <text:p>7.3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4805">
                <text:p>7.4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7205">
                <text:p>7.72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842">
                <text:p>7.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645">
                <text:p>7.96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125">
                <text:p>8.2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338">
                <text:p>8.3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4645">
                <text:p>8.46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592">
                <text:p>8.5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7205">
                <text:p>8.72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9805">
                <text:p>8.98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2445">
                <text:p>9.24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378">
                <text:p>9.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125">
                <text:p>9.5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7845">
                <text:p>9.7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922">
                <text:p>9.9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0605">
                <text:p>10.06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3405">
                <text:p>10.34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482">
                <text:p>10.4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6245">
                <text:p>10.6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768">
                <text:p>10.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9125">
                <text:p>10.9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058">
                <text:p>11.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2045">
                <text:p>11.2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352">
                <text:p>11.3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5005">
                <text:p>11.50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65">
                <text:p>11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Energy.B1:Energy.B102" chart:data-source-has-labels="row" svg:x="0.32cm" svg:y="0.18cm" svg:width="13.282cm" svg:height="8.64cm">
          <chart:coordinate-region svg:x="1.232cm" svg:y="0.301cm" svg:width="12.29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nergy.B2:Energy.B102" chart:label-cell-address="Energy.B1:Energy.B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ase</text:p>
                <draw:g>
                  <svg:desc>Energy.B1:Energ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y.B2:Energy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6573590279973">
                <text:p>0.0346573590279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9306144334055">
                <text:p>0.054930614433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3147180559945">
                <text:p>0.0693147180559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471895621705">
                <text:p>0.080471895621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5879734614027">
                <text:p>0.0895879734614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2955074527657">
                <text:p>0.0972955074527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972077083992">
                <text:p>0.103972077083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9861228866811">
                <text:p>0.109861228866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129254649702">
                <text:p>0.11512925464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894763639919">
                <text:p>0.119894763639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42453324894">
                <text:p>0.1242453324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247467873077">
                <text:p>0.12824746787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1952866480763">
                <text:p>0.131952866480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5402510055111">
                <text:p>0.135402510055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8629436111989">
                <text:p>0.138629436111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1660667202811">
                <text:p>0.141660667202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4518587894808">
                <text:p>0.144518587894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7221948958322">
                <text:p>0.147221948958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7866136777">
                <text:p>0.1497866136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2226121886171">
                <text:p>0.152226121886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4552122667916">
                <text:p>0.154552122667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6774710796457">
                <text:p>0.156774710796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02691517397">
                <text:p>0.158902691517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094379124341">
                <text:p>0.16094379124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904826901074">
                <text:p>0.162904826901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791843300216">
                <text:p>0.164791843300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661022550876">
                <text:p>0.16661022550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364791499324">
                <text:p>0.168364791499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0059869083108">
                <text:p>0.170059869083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699360224257">
                <text:p>0.171699360224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3286795139986">
                <text:p>0.173286795139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4825378073324">
                <text:p>0.174825378073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6318026230808">
                <text:p>0.176318026230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7767403074471">
                <text:p>0.177767403074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9175946922806">
                <text:p>0.179175946922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0545895632211">
                <text:p>0.180545895632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1879307986319">
                <text:p>0.181879307986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3178082306482">
                <text:p>0.183178082306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4443972705697">
                <text:p>0.184443972705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5678603335215">
                <text:p>0.185678603335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6883480914168">
                <text:p>0.186883480914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8060005784678">
                <text:p>0.188060005784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9209481695913">
                <text:p>0.189209481695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0333124488516">
                <text:p>0.190333124488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432069824455">
                <text:p>0.191432069824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2507380085503">
                <text:p>0.192507380085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560050545395">
                <text:p>0.193560050545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4591014905531">
                <text:p>0.194591014905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5601150271407">
                <text:p>0.1956011502714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591281636216">
                <text:p>0.196591281636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7562185929071">
                <text:p>0.197562185929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8514595677606">
                <text:p>0.198514595677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449202328214">
                <text:p>0.199449202328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0366659261624">
                <text:p>0.200366659261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1267584536757">
                <text:p>0.201267584536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2152563391728">
                <text:p>0.202152563391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3022150527321">
                <text:p>0.203022150527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3876872195286">
                <text:p>0.203876872195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4717228111105">
                <text:p>0.204717228111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5543693208666">
                <text:p>0.205543693208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6356719252255">
                <text:p>0.206356719252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7156736319577">
                <text:p>0.207156736319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7944154167984">
                <text:p>0.2079441541679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8719363494782">
                <text:p>0.208719363494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9482737101321">
                <text:p>0.209482737101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0234630969548">
                <text:p>0.210234630969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0975385258805">
                <text:p>0.210975385258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1705325229863">
                <text:p>0.2117053252298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2424762102468">
                <text:p>0.212424762102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3133993852066">
                <text:p>0.2131339938520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3833305950803">
                <text:p>0.213833305950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452297205742">
                <text:p>0.214522972057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5203254660208">
                <text:p>0.215203254660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5874405676815">
                <text:p>0.215874405676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536667014317">
                <text:p>0.216536667014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7190271092684">
                <text:p>0.217190271092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783544133448">
                <text:p>0.21783544133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8472392623351">
                <text:p>0.2184723926233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9101331733694">
                <text:p>0.219101331733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9722457733622">
                <text:p>0.219722457733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0335962363213">
                <text:p>0.220335962363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094203038983">
                <text:p>0.22094203038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1540839942166">
                <text:p>0.221540839942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2132562824516">
                <text:p>0.222132562824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2717364812675">
                <text:p>0.222717364812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295405932729">
                <text:p>0.223295405932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386684072391">
                <text:p>0.22386684072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4431818486607">
                <text:p>0.224431818486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4990483516513">
                <text:p>0.224990483516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542975325842">
                <text:p>0.225542975325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089428852452">
                <text:p>0.2260894288524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6629974657663">
                <text:p>0.226629974657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71647391135">
                <text:p>0.2271647391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7693844580027">
                <text:p>0.227693844580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8217409573392">
                <text:p>0.228217409573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28735548925169">
                <text:p>0.228735548925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9248373933529">
                <text:p>0.229248373933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755992506729">
                <text:p>0.229755992506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0258509299405">
                <text:p>0.2302585092994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756025842063">
                <text:p>0.230756025842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Speed.B1:Speed.B12" chart:data-source-has-labels="row" svg:x="0.32cm" svg:y="0.18cm" svg:width="12.693cm" svg:height="8.64cm">
          <chart:coordinate-region svg:x="1.153cm" svg:y="0.379cm" svg:width="11.67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.B2:Speed.B12" chart:label-cell-address="Speed.B1:Speed.B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ase</text:p>
                <draw:g>
                  <svg:desc>Speed.B1:Spe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peed.B2:Speed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